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ontserrat" svg:font-family="Montserrat" style:font-family-generic="system" style:font-pitch="variable" svg:panose-1="0 0 5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margin-top="0.2236in" fo:margin-bottom="0.2236in"/>
    </style:style>
    <style:style style:name="T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4" style:parent-style-name="Heading2" style:family="paragraph">
      <style:paragraph-properties fo:margin-top="0.2076in" fo:margin-bottom="0.2076in"/>
    </style:style>
    <style:style style:name="T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margin-top="0.1666in" fo:margin-bottom="0.1666in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T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" style:parent-style-name="DefaultParagraphFont" style:family="text">
      <style:text-properties style:font-name="Aptos" style:font-name-asian="Aptos" style:font-name-complex="Aptos"/>
    </style:style>
    <style:style style:name="T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P14" style:parent-style-name="ListParagraph" style:list-style-name="LFO30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" style:parent-style-name="ListParagraph" style:list-style-name="LFO30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" style:parent-style-name="ListParagraph" style:list-style-name="LFO30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" style:parent-style-name="ListParagraph" style:list-style-name="LFO30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DefaultParagraphFont" style:family="text">
      <style:text-properties style:font-name="Aptos" style:font-name-asian="Aptos" style:font-name-complex="Aptos"/>
    </style:style>
    <style:style style:name="P20" style:parent-style-name="Heading2" style:family="paragraph">
      <style:paragraph-properties fo:margin-top="0.2076in" fo:margin-bottom="0.2076in"/>
    </style:style>
    <style:style style:name="T2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2" style:parent-style-name="Heading3" style:family="paragraph">
      <style:paragraph-properties fo:margin-top="0.1951in" fo:margin-bottom="0.1951in"/>
    </style:style>
    <style:style style:name="T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4" style:parent-style-name="ListParagraph" style:list-style-name="LFO29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" style:parent-style-name="ListParagraph" style:list-style-name="LFO29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" style:parent-style-name="Heading3" style:family="paragraph">
      <style:paragraph-properties fo:margin-top="0.1951in" fo:margin-bottom="0.1951in"/>
    </style:style>
    <style:style style:name="T2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8" style:parent-style-name="ListParagraph" style:list-style-name="LFO28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9" style:parent-style-name="ListParagraph" style:list-style-name="LFO28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0" style:parent-style-name="ListParagraph" style:list-style-name="LFO28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1" style:parent-style-name="Heading3" style:family="paragraph">
      <style:paragraph-properties fo:margin-top="0.1951in" fo:margin-bottom="0.1951in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3" style:parent-style-name="ListParagraph" style:list-style-name="LFO27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" style:parent-style-name="ListParagraph" style:list-style-name="LFO27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" style:parent-style-name="Heading3" style:family="paragraph">
      <style:paragraph-properties fo:margin-top="0.1951in" fo:margin-bottom="0.1951in"/>
    </style:style>
    <style:style style:name="T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7" style:parent-style-name="ListParagraph" style:list-style-name="LFO26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" style:parent-style-name="ListParagraph" style:list-style-name="LFO26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9" style:parent-style-name="Heading3" style:family="paragraph">
      <style:paragraph-properties fo:margin-top="0.1951in" fo:margin-bottom="0.1951in"/>
    </style:style>
    <style:style style:name="T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1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2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3" style:parent-style-name="Heading3" style:family="paragraph">
      <style:paragraph-properties fo:margin-top="0.1951in" fo:margin-bottom="0.1951in"/>
    </style:style>
    <style:style style:name="T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5" style:parent-style-name="ListParagraph" style:list-style-name="LFO2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6" style:parent-style-name="ListParagraph" style:list-style-name="LFO2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" style:parent-style-name="Heading3" style:family="paragraph">
      <style:paragraph-properties fo:margin-top="0.1951in" fo:margin-bottom="0.1951in"/>
    </style:style>
    <style:style style:name="T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9" style:parent-style-name="ListParagraph" style:list-style-name="LFO2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0" style:parent-style-name="ListParagraph" style:list-style-name="LFO2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1" style:parent-style-name="Heading3" style:family="paragraph">
      <style:paragraph-properties fo:margin-top="0.1951in" fo:margin-bottom="0.1951in"/>
    </style:style>
    <style:style style:name="T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3" style:parent-style-name="ListParagraph" style:list-style-name="LFO2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4" style:parent-style-name="ListParagraph" style:list-style-name="LFO2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5" style:parent-style-name="Normal" style:family="paragraph">
      <style:paragraph-properties fo:margin-top="0.2076in" fo:margin-bottom="0.2076in"/>
    </style:style>
    <style:style style:name="T5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7" style:parent-style-name="Normal" style:family="paragraph">
      <style:paragraph-properties fo:margin-top="0.1666in" fo:margin-bottom="0.1666in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T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0" style:parent-style-name="DefaultParagraphFont" style:family="text">
      <style:text-properties style:font-name="Aptos" style:font-name-asian="Aptos" style:font-name-complex="Aptos"/>
    </style:style>
    <style:style style:name="P61" style:parent-style-name="Heading3" style:family="paragraph">
      <style:paragraph-properties fo:margin-top="0.1951in" fo:margin-bottom="0.1951in"/>
    </style:style>
    <style:style style:name="T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3" style:parent-style-name="Heading4" style:family="paragraph">
      <style:paragraph-properties fo:margin-top="0.2215in" fo:margin-bottom="0.2215in"/>
    </style:style>
    <style:style style:name="T6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5" style:parent-style-name="ListParagraph" style:list-style-name="LFO21" style:family="paragraph">
      <style:paragraph-properties fo:margin-top="0.1666in" fo:margin-bottom="0.1666in"/>
    </style:style>
    <style:style style:name="T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7" style:parent-style-name="DefaultParagraphFont" style:family="text">
      <style:text-properties style:font-name="Aptos" style:font-name-asian="Aptos" style:font-name-complex="Aptos"/>
    </style:style>
    <style:style style:name="P68" style:parent-style-name="ListParagraph" style:list-style-name="LFO21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0" style:parent-style-name="DefaultParagraphFont" style:family="text">
      <style:text-properties style:font-name="Aptos" style:font-name-asian="Aptos" style:font-name-complex="Aptos"/>
    </style:style>
    <style:style style:name="P71" style:parent-style-name="ListParagraph" style:list-style-name="LFO21" style:family="paragraph">
      <style:paragraph-properties fo:margin-top="0.1666in" fo:margin-bottom="0.1666in"/>
    </style:style>
    <style:style style:name="T7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3" style:parent-style-name="DefaultParagraphFont" style:family="text">
      <style:text-properties style:font-name="Aptos" style:font-name-asian="Aptos" style:font-name-complex="Aptos"/>
    </style:style>
    <style:style style:name="P74" style:parent-style-name="Heading4" style:family="paragraph">
      <style:paragraph-properties fo:margin-top="0.2215in" fo:margin-bottom="0.2215in"/>
    </style:style>
    <style:style style:name="T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6" style:parent-style-name="ListParagraph" style:list-style-name="LFO20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8" style:parent-style-name="DefaultParagraphFont" style:family="text">
      <style:text-properties style:font-name="Aptos" style:font-name-asian="Aptos" style:font-name-complex="Aptos"/>
    </style:style>
    <style:style style:name="P79" style:parent-style-name="ListParagraph" style:list-style-name="LFO20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P82" style:parent-style-name="ListParagraph" style:list-style-name="LFO20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4" style:parent-style-name="DefaultParagraphFont" style:family="text">
      <style:text-properties style:font-name="Aptos" style:font-name-asian="Aptos" style:font-name-complex="Aptos"/>
    </style:style>
    <style:style style:name="P85" style:parent-style-name="Heading4" style:family="paragraph">
      <style:paragraph-properties fo:margin-top="0.2215in" fo:margin-bottom="0.2215in"/>
    </style:style>
    <style:style style:name="T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7" style:parent-style-name="ListParagraph" style:list-style-name="LFO19" style:family="paragraph">
      <style:paragraph-properties fo:margin-top="0.1666in" fo:margin-bottom="0.1666in"/>
    </style:style>
    <style:style style:name="T8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9" style:parent-style-name="DefaultParagraphFont" style:family="text">
      <style:text-properties style:font-name="Aptos" style:font-name-asian="Aptos" style:font-name-complex="Aptos"/>
    </style:style>
    <style:style style:name="P90" style:parent-style-name="ListParagraph" style:list-style-name="LFO19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P93" style:parent-style-name="ListParagraph" style:list-style-name="LFO19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5" style:parent-style-name="DefaultParagraphFont" style:family="text">
      <style:text-properties style:font-name="Aptos" style:font-name-asian="Aptos" style:font-name-complex="Aptos"/>
    </style:style>
    <style:style style:name="P96" style:parent-style-name="Heading4" style:family="paragraph">
      <style:paragraph-properties fo:margin-top="0.2215in" fo:margin-bottom="0.2215in"/>
    </style:style>
    <style:style style:name="T9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8" style:parent-style-name="ListParagraph" style:list-style-name="LFO18" style:family="paragraph">
      <style:paragraph-properties fo:margin-top="0.1666in" fo:margin-bottom="0.1666in"/>
    </style:style>
    <style:style style:name="T9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P101" style:parent-style-name="ListParagraph" style:list-style-name="LFO18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3" style:parent-style-name="DefaultParagraphFont" style:family="text">
      <style:text-properties style:font-name="Aptos" style:font-name-asian="Aptos" style:font-name-complex="Aptos"/>
    </style:style>
    <style:style style:name="P104" style:parent-style-name="ListParagraph" style:list-style-name="LFO18" style:family="paragraph">
      <style:paragraph-properties fo:margin-top="0.1666in" fo:margin-bottom="0.1666in"/>
    </style:style>
    <style:style style:name="T1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6" style:parent-style-name="DefaultParagraphFont" style:family="text">
      <style:text-properties style:font-name="Aptos" style:font-name-asian="Aptos" style:font-name-complex="Aptos"/>
    </style:style>
    <style:style style:name="P107" style:parent-style-name="Heading2" style:family="paragraph">
      <style:paragraph-properties fo:margin-top="0.2076in" fo:margin-bottom="0.2076in"/>
    </style:style>
    <style:style style:name="T10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09" style:parent-style-name="Normal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="Aptos" style:font-name-asian="Aptos" style:font-name-complex="Aptos"/>
    </style:style>
    <style:style style:name="TableColumn112" style:family="table-column">
      <style:table-column-properties style:column-width="0.8472in" style:use-optimal-column-width="false"/>
    </style:style>
    <style:style style:name="TableColumn113" style:family="table-column">
      <style:table-column-properties style:column-width="2.8791in" style:use-optimal-column-width="false"/>
    </style:style>
    <style:style style:name="Table111" style:family="table">
      <style:table-properties style:width="3.7263in" fo:margin-left="0in" table:align="left"/>
    </style:style>
    <style:style style:name="TableRow114" style:family="table-row">
      <style:table-row-properties style:min-row-height="0.2083in" style:use-optimal-row-height="false"/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ableCell1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ableCell1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margin-bottom="0in"/>
    </style:style>
    <style:style style:name="TableRow127" style:family="table-row">
      <style:table-row-properties style:min-row-height="0.2083in" style:use-optimal-row-height="false"/>
    </style:style>
    <style:style style:name="TableCell1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ableCell1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Row133" style:family="table-row">
      <style:table-row-properties style:min-row-height="0.2083in" style:use-optimal-row-height="false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margin-bottom="0in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P139" style:parent-style-name="Heading3" style:family="paragraph">
      <style:paragraph-properties fo:margin-top="0.1951in" fo:margin-bottom="0.1951in"/>
    </style:style>
    <style:style style:name="T1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olumn142" style:family="table-column">
      <style:table-column-properties style:column-width="1.4222in" style:use-optimal-column-width="false"/>
    </style:style>
    <style:style style:name="TableColumn143" style:family="table-column">
      <style:table-column-properties style:column-width="1.009in" style:use-optimal-column-width="false"/>
    </style:style>
    <style:style style:name="TableColumn144" style:family="table-column">
      <style:table-column-properties style:column-width="1.7423in" style:use-optimal-column-width="false"/>
    </style:style>
    <style:style style:name="Table141" style:family="table">
      <style:table-properties style:width="4.1736in" fo:margin-left="0in" table:align="left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ableCell1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ableCell1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ableRow155" style:family="table-row">
      <style:table-row-properties style:min-row-height="0.2083in" style:use-optimal-row-height="false"/>
    </style:style>
    <style:style style:name="TableCell1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Row162" style:family="table-row">
      <style:table-row-properties style:min-row-height="0.2083in" style:use-optimal-row-height="false"/>
    </style:style>
    <style:style style:name="TableCell1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bottom="0in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bottom="0in"/>
    </style:style>
    <style:style style:name="TableCell1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bottom="0in"/>
    </style:style>
    <style:style style:name="TableRow169" style:family="table-row">
      <style:table-row-properties style:min-row-height="0.2083in" style:use-optimal-row-height="false"/>
    </style:style>
    <style:style style:name="TableCell1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margin-bottom="0in"/>
    </style:style>
    <style:style style:name="TableRow176" style:family="table-row">
      <style:table-row-properties style:min-row-height="0.2083in" style:use-optimal-row-height="false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Row183" style:family="table-row">
      <style:table-row-properties style:min-row-height="0.2083in" style:use-optimal-row-height="false"/>
    </style:style>
    <style:style style:name="TableCell1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ableCell1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margin-bottom="0in"/>
    </style:style>
    <style:style style:name="TableCell1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margin-bottom="0in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P197" style:parent-style-name="Heading3" style:family="paragraph">
      <style:paragraph-properties fo:margin-top="0.1951in" fo:margin-bottom="0.1951in"/>
    </style:style>
    <style:style style:name="T1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9" style:parent-style-name="Normal" style:family="paragraph">
      <style:paragraph-properties fo:margin-bottom="0in"/>
    </style:style>
    <style:style style:name="T200" style:parent-style-name="DefaultParagraphFont" style:family="text">
      <style:text-properties style:font-name="Consolas" style:font-name-asian="Consolas" style:font-name-complex="Consolas"/>
    </style:style>
    <style:style style:name="T201" style:parent-style-name="DefaultParagraphFont" style:family="text">
      <style:text-properties style:font-name="Consolas" style:font-name-asian="Consolas" style:font-name-complex="Consolas"/>
    </style:style>
    <style:style style:name="T202" style:parent-style-name="DefaultParagraphFont" style:family="text">
      <style:text-properties style:font-name="Consolas" style:font-name-asian="Consolas" style:font-name-complex="Consolas"/>
    </style:style>
    <style:style style:name="T203" style:parent-style-name="DefaultParagraphFont" style:family="text">
      <style:text-properties style:font-name="Consolas" style:font-name-asian="Consolas" style:font-name-complex="Consolas"/>
    </style:style>
    <style:style style:name="T204" style:parent-style-name="DefaultParagraphFont" style:family="text">
      <style:text-properties style:font-name="Consolas" style:font-name-asian="Consolas" style:font-name-complex="Consolas"/>
    </style:style>
    <style:style style:name="T205" style:parent-style-name="DefaultParagraphFont" style:family="text">
      <style:text-properties style:font-name="Consolas" style:font-name-asian="Consolas" style:font-name-complex="Consolas"/>
    </style:style>
    <style:style style:name="T206" style:parent-style-name="DefaultParagraphFont" style:family="text">
      <style:text-properties style:font-name="Consolas" style:font-name-asian="Consolas" style:font-name-complex="Consolas"/>
    </style:style>
    <style:style style:name="T207" style:parent-style-name="DefaultParagraphFont" style:family="text">
      <style:text-properties style:font-name="Consolas" style:font-name-asian="Consolas" style:font-name-complex="Consolas"/>
    </style:style>
    <style:style style:name="T208" style:parent-style-name="DefaultParagraphFont" style:family="text">
      <style:text-properties style:font-name="Consolas" style:font-name-asian="Consolas" style:font-name-complex="Consolas"/>
    </style:style>
    <style:style style:name="T209" style:parent-style-name="DefaultParagraphFont" style:family="text">
      <style:text-properties style:font-name="Consolas" style:font-name-asian="Consolas" style:font-name-complex="Consolas"/>
    </style:style>
    <style:style style:name="T210" style:parent-style-name="DefaultParagraphFont" style:family="text">
      <style:text-properties style:font-name="Consolas" style:font-name-asian="Consolas" style:font-name-complex="Consolas"/>
    </style:style>
    <style:style style:name="T211" style:parent-style-name="DefaultParagraphFont" style:family="text">
      <style:text-properties style:font-name="Consolas" style:font-name-asian="Consolas" style:font-name-complex="Consolas"/>
    </style:style>
    <style:style style:name="T212" style:parent-style-name="DefaultParagraphFont" style:family="text">
      <style:text-properties style:font-name="Consolas" style:font-name-asian="Consolas" style:font-name-complex="Consolas"/>
    </style:style>
    <style:style style:name="T213" style:parent-style-name="DefaultParagraphFont" style:family="text">
      <style:text-properties style:font-name="Consolas" style:font-name-asian="Consolas" style:font-name-complex="Consolas"/>
    </style:style>
    <style:style style:name="T214" style:parent-style-name="DefaultParagraphFont" style:family="text">
      <style:text-properties style:font-name="Consolas" style:font-name-asian="Consolas" style:font-name-complex="Consolas"/>
    </style:style>
    <style:style style:name="T215" style:parent-style-name="DefaultParagraphFont" style:family="text">
      <style:text-properties style:font-name="Consolas" style:font-name-asian="Consolas" style:font-name-complex="Consolas"/>
    </style:style>
    <style:style style:name="T216" style:parent-style-name="DefaultParagraphFont" style:family="text">
      <style:text-properties style:font-name="Consolas" style:font-name-asian="Consolas" style:font-name-complex="Consolas"/>
    </style:style>
    <style:style style:name="T217" style:parent-style-name="DefaultParagraphFont" style:family="text">
      <style:text-properties style:font-name="Consolas" style:font-name-asian="Consolas" style:font-name-complex="Consolas"/>
    </style:style>
    <style:style style:name="T218" style:parent-style-name="DefaultParagraphFont" style:family="text">
      <style:text-properties style:font-name="Consolas" style:font-name-asian="Consolas" style:font-name-complex="Consolas"/>
    </style:style>
    <style:style style:name="T219" style:parent-style-name="DefaultParagraphFont" style:family="text">
      <style:text-properties style:font-name="Consolas" style:font-name-asian="Consolas" style:font-name-complex="Consolas"/>
    </style:style>
    <style:style style:name="T220" style:parent-style-name="DefaultParagraphFont" style:family="text">
      <style:text-properties style:font-name="Consolas" style:font-name-asian="Consolas" style:font-name-complex="Consolas"/>
    </style:style>
    <style:style style:name="T221" style:parent-style-name="DefaultParagraphFont" style:family="text">
      <style:text-properties style:font-name="Consolas" style:font-name-asian="Consolas" style:font-name-complex="Consolas"/>
    </style:style>
    <style:style style:name="P222" style:parent-style-name="Heading2" style:family="paragraph">
      <style:paragraph-properties fo:margin-top="0.2076in" fo:margin-bottom="0.2076in"/>
    </style:style>
    <style:style style:name="T22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24" style:parent-style-name="Normal" style:family="paragraph">
      <style:paragraph-properties fo:margin-top="0.1666in" fo:margin-bottom="0.1666in"/>
    </style:style>
    <style:style style:name="T225" style:parent-style-name="DefaultParagraphFont" style:family="text">
      <style:text-properties style:font-name="Aptos" style:font-name-asian="Aptos" style:font-name-complex="Aptos"/>
    </style:style>
    <style:style style:name="P226" style:parent-style-name="Heading3" style:family="paragraph">
      <style:paragraph-properties fo:margin-top="0.1951in" fo:margin-bottom="0.1951in"/>
    </style:style>
    <style:style style:name="T22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28" style:parent-style-name="Normal" style:family="paragraph">
      <style:paragraph-properties fo:margin-bottom="0in"/>
    </style:style>
    <style:style style:name="T229" style:parent-style-name="DefaultParagraphFont" style:family="text">
      <style:text-properties style:font-name="Consolas" style:font-name-asian="Consolas" style:font-name-complex="Consolas"/>
    </style:style>
    <style:style style:name="T230" style:parent-style-name="DefaultParagraphFont" style:family="text">
      <style:text-properties style:font-name="Consolas" style:font-name-asian="Consolas" style:font-name-complex="Consolas"/>
    </style:style>
    <style:style style:name="T231" style:parent-style-name="DefaultParagraphFont" style:family="text">
      <style:text-properties style:font-name="Consolas" style:font-name-asian="Consolas" style:font-name-complex="Consolas"/>
    </style:style>
    <style:style style:name="T232" style:parent-style-name="DefaultParagraphFont" style:family="text">
      <style:text-properties style:font-name="Consolas" style:font-name-asian="Consolas" style:font-name-complex="Consolas"/>
    </style:style>
    <style:style style:name="T233" style:parent-style-name="DefaultParagraphFont" style:family="text">
      <style:text-properties style:font-name="Consolas" style:font-name-asian="Consolas" style:font-name-complex="Consolas"/>
    </style:style>
    <style:style style:name="T234" style:parent-style-name="DefaultParagraphFont" style:family="text">
      <style:text-properties style:font-name="Consolas" style:font-name-asian="Consolas" style:font-name-complex="Consolas"/>
    </style:style>
    <style:style style:name="T235" style:parent-style-name="DefaultParagraphFont" style:family="text">
      <style:text-properties style:font-name="Consolas" style:font-name-asian="Consolas" style:font-name-complex="Consolas"/>
    </style:style>
    <style:style style:name="T236" style:parent-style-name="DefaultParagraphFont" style:family="text">
      <style:text-properties style:font-name="Consolas" style:font-name-asian="Consolas" style:font-name-complex="Consolas"/>
    </style:style>
    <style:style style:name="T237" style:parent-style-name="DefaultParagraphFont" style:family="text">
      <style:text-properties style:font-name="Consolas" style:font-name-asian="Consolas" style:font-name-complex="Consolas"/>
    </style:style>
    <style:style style:name="T238" style:parent-style-name="DefaultParagraphFont" style:family="text">
      <style:text-properties style:font-name="Consolas" style:font-name-asian="Consolas" style:font-name-complex="Consolas"/>
    </style:style>
    <style:style style:name="T239" style:parent-style-name="DefaultParagraphFont" style:family="text">
      <style:text-properties style:font-name="Consolas" style:font-name-asian="Consolas" style:font-name-complex="Consolas"/>
    </style:style>
    <style:style style:name="T240" style:parent-style-name="DefaultParagraphFont" style:family="text">
      <style:text-properties style:font-name="Consolas" style:font-name-asian="Consolas" style:font-name-complex="Consolas"/>
    </style:style>
    <style:style style:name="T241" style:parent-style-name="DefaultParagraphFont" style:family="text">
      <style:text-properties style:font-name="Consolas" style:font-name-asian="Consolas" style:font-name-complex="Consolas"/>
    </style:style>
    <style:style style:name="T242" style:parent-style-name="DefaultParagraphFont" style:family="text">
      <style:text-properties style:font-name="Consolas" style:font-name-asian="Consolas" style:font-name-complex="Consolas"/>
    </style:style>
    <style:style style:name="T243" style:parent-style-name="DefaultParagraphFont" style:family="text">
      <style:text-properties style:font-name="Consolas" style:font-name-asian="Consolas" style:font-name-complex="Consolas"/>
    </style:style>
    <style:style style:name="P244" style:parent-style-name="ListParagraph" style:list-style-name="LFO17" style:family="paragraph">
      <style:paragraph-properties fo:margin-top="0.1666in" fo:margin-bottom="0.1666in"/>
    </style:style>
    <style:style style:name="T2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6" style:parent-style-name="DefaultParagraphFont" style:family="text">
      <style:text-properties style:font-name="Aptos" style:font-name-asian="Aptos" style:font-name-complex="Aptos"/>
    </style:style>
    <style:style style:name="T247" style:parent-style-name="DefaultParagraphFont" style:family="text">
      <style:text-properties style:font-name="Consolas" style:font-name-asian="Consolas" style:font-name-complex="Consolas"/>
    </style:style>
    <style:style style:name="P248" style:parent-style-name="ListParagraph" style:list-style-name="LFO17" style:family="paragraph">
      <style:paragraph-properties fo:margin-top="0.1666in" fo:margin-bottom="0.1666in"/>
    </style:style>
    <style:style style:name="T2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50" style:parent-style-name="DefaultParagraphFont" style:family="text">
      <style:text-properties style:font-name="Aptos" style:font-name-asian="Aptos" style:font-name-complex="Aptos"/>
    </style:style>
    <style:style style:name="T251" style:parent-style-name="DefaultParagraphFont" style:family="text">
      <style:text-properties style:font-name="Consolas" style:font-name-asian="Consolas" style:font-name-complex="Consolas"/>
    </style:style>
    <style:style style:name="T252" style:parent-style-name="DefaultParagraphFont" style:family="text">
      <style:text-properties style:font-name="Aptos" style:font-name-asian="Aptos" style:font-name-complex="Aptos"/>
    </style:style>
    <style:style style:name="T253" style:parent-style-name="DefaultParagraphFont" style:family="text">
      <style:text-properties style:font-name="Consolas" style:font-name-asian="Consolas" style:font-name-complex="Consolas"/>
    </style:style>
    <style:style style:name="T254" style:parent-style-name="DefaultParagraphFont" style:family="text">
      <style:text-properties style:font-name="Aptos" style:font-name-asian="Aptos" style:font-name-complex="Aptos"/>
    </style:style>
    <style:style style:name="P255" style:parent-style-name="ListParagraph" style:list-style-name="LFO17" style:family="paragraph">
      <style:paragraph-properties fo:margin-top="0.1666in" fo:margin-bottom="0.1666in"/>
    </style:style>
    <style:style style:name="T2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57" style:parent-style-name="DefaultParagraphFont" style:family="text">
      <style:text-properties style:font-name="Aptos" style:font-name-asian="Aptos" style:font-name-complex="Aptos"/>
    </style:style>
    <style:style style:name="P258" style:parent-style-name="Heading2" style:family="paragraph">
      <style:paragraph-properties fo:margin-top="0.2076in" fo:margin-bottom="0.2076in"/>
    </style:style>
    <style:style style:name="T25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60" style:parent-style-name="Normal" style:family="paragraph">
      <style:paragraph-properties fo:margin-top="0.1666in" fo:margin-bottom="0.1666in"/>
    </style:style>
    <style:style style:name="T261" style:parent-style-name="DefaultParagraphFont" style:family="text">
      <style:text-properties style:font-name="Aptos" style:font-name-asian="Aptos" style:font-name-complex="Aptos"/>
    </style:style>
    <style:style style:name="T2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3" style:parent-style-name="DefaultParagraphFont" style:family="text">
      <style:text-properties style:font-name="Aptos" style:font-name-asian="Aptos" style:font-name-complex="Aptos"/>
    </style:style>
    <style:style style:name="P264" style:parent-style-name="Heading3" style:family="paragraph">
      <style:paragraph-properties fo:margin-top="0.1951in" fo:margin-bottom="0.1951in"/>
    </style:style>
    <style:style style:name="T26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style:font-name="Consolas" style:font-name-asian="Consolas" style:font-name-complex="Consolas"/>
    </style:style>
    <style:style style:name="T269" style:parent-style-name="DefaultParagraphFont" style:family="text">
      <style:text-properties style:font-name="Consolas" style:font-name-asian="Consolas" style:font-name-complex="Consolas"/>
    </style:style>
    <style:style style:name="T270" style:parent-style-name="DefaultParagraphFont" style:family="text">
      <style:text-properties style:font-name="Consolas" style:font-name-asian="Consolas" style:font-name-complex="Consolas"/>
    </style:style>
    <style:style style:name="T271" style:parent-style-name="DefaultParagraphFont" style:family="text">
      <style:text-properties style:font-name="Consolas" style:font-name-asian="Consolas" style:font-name-complex="Consolas"/>
    </style:style>
    <style:style style:name="T272" style:parent-style-name="DefaultParagraphFont" style:family="text">
      <style:text-properties style:font-name="Consolas" style:font-name-asian="Consolas" style:font-name-complex="Consolas"/>
    </style:style>
    <style:style style:name="T273" style:parent-style-name="DefaultParagraphFont" style:family="text">
      <style:text-properties style:font-name="Consolas" style:font-name-asian="Consolas" style:font-name-complex="Consolas"/>
    </style:style>
    <style:style style:name="T274" style:parent-style-name="DefaultParagraphFont" style:family="text">
      <style:text-properties style:font-name="Consolas" style:font-name-asian="Consolas" style:font-name-complex="Consolas"/>
    </style:style>
    <style:style style:name="T275" style:parent-style-name="DefaultParagraphFont" style:family="text">
      <style:text-properties style:font-name="Consolas" style:font-name-asian="Consolas" style:font-name-complex="Consolas"/>
    </style:style>
    <style:style style:name="P276" style:parent-style-name="Normal" style:family="paragraph">
      <style:paragraph-properties fo:margin-top="0.1666in" fo:margin-bottom="0.1666in"/>
    </style:style>
    <style:style style:name="T277" style:parent-style-name="DefaultParagraphFont" style:family="text">
      <style:text-properties style:font-name="Aptos" style:font-name-asian="Aptos" style:font-name-complex="Aptos"/>
    </style:style>
    <style:style style:name="P278" style:parent-style-name="Heading2" style:family="paragraph">
      <style:paragraph-properties fo:margin-top="0.2076in" fo:margin-bottom="0.2076in"/>
    </style:style>
    <style:style style:name="T27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80" style:parent-style-name="Heading3" style:family="paragraph">
      <style:paragraph-properties fo:margin-top="0.1951in" fo:margin-bottom="0.1951in"/>
    </style:style>
    <style:style style:name="T2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82" style:parent-style-name="Normal" style:family="paragraph">
      <style:paragraph-properties fo:margin-bottom="0in"/>
    </style:style>
    <style:style style:name="T283" style:parent-style-name="DefaultParagraphFont" style:family="text">
      <style:text-properties style:font-name="Consolas" style:font-name-asian="Consolas" style:font-name-complex="Consolas"/>
    </style:style>
    <style:style style:name="T284" style:parent-style-name="DefaultParagraphFont" style:family="text">
      <style:text-properties style:font-name="Consolas" style:font-name-asian="Consolas" style:font-name-complex="Consolas"/>
    </style:style>
    <style:style style:name="T285" style:parent-style-name="DefaultParagraphFont" style:family="text">
      <style:text-properties style:font-name="Consolas" style:font-name-asian="Consolas" style:font-name-complex="Consolas"/>
    </style:style>
    <style:style style:name="T286" style:parent-style-name="DefaultParagraphFont" style:family="text">
      <style:text-properties style:font-name="Consolas" style:font-name-asian="Consolas" style:font-name-complex="Consolas"/>
    </style:style>
    <style:style style:name="T287" style:parent-style-name="DefaultParagraphFont" style:family="text">
      <style:text-properties style:font-name="Consolas" style:font-name-asian="Consolas" style:font-name-complex="Consolas"/>
    </style:style>
    <style:style style:name="T288" style:parent-style-name="DefaultParagraphFont" style:family="text">
      <style:text-properties style:font-name="Consolas" style:font-name-asian="Consolas" style:font-name-complex="Consolas"/>
    </style:style>
    <style:style style:name="T289" style:parent-style-name="DefaultParagraphFont" style:family="text">
      <style:text-properties style:font-name="Consolas" style:font-name-asian="Consolas" style:font-name-complex="Consolas"/>
    </style:style>
    <style:style style:name="T290" style:parent-style-name="DefaultParagraphFont" style:family="text">
      <style:text-properties style:font-name="Consolas" style:font-name-asian="Consolas" style:font-name-complex="Consolas"/>
    </style:style>
    <style:style style:name="T291" style:parent-style-name="DefaultParagraphFont" style:family="text">
      <style:text-properties style:font-name="Consolas" style:font-name-asian="Consolas" style:font-name-complex="Consolas"/>
    </style:style>
    <style:style style:name="T292" style:parent-style-name="DefaultParagraphFont" style:family="text">
      <style:text-properties style:font-name="Consolas" style:font-name-asian="Consolas" style:font-name-complex="Consolas"/>
    </style:style>
    <style:style style:name="T293" style:parent-style-name="DefaultParagraphFont" style:family="text">
      <style:text-properties style:font-name="Consolas" style:font-name-asian="Consolas" style:font-name-complex="Consolas"/>
    </style:style>
    <style:style style:name="T294" style:parent-style-name="DefaultParagraphFont" style:family="text">
      <style:text-properties style:font-name="Consolas" style:font-name-asian="Consolas" style:font-name-complex="Consolas"/>
    </style:style>
    <style:style style:name="T295" style:parent-style-name="DefaultParagraphFont" style:family="text">
      <style:text-properties style:font-name="Consolas" style:font-name-asian="Consolas" style:font-name-complex="Consolas"/>
    </style:style>
    <style:style style:name="T296" style:parent-style-name="DefaultParagraphFont" style:family="text">
      <style:text-properties style:font-name="Consolas" style:font-name-asian="Consolas" style:font-name-complex="Consolas"/>
    </style:style>
    <style:style style:name="T297" style:parent-style-name="DefaultParagraphFont" style:family="text">
      <style:text-properties style:font-name="Consolas" style:font-name-asian="Consolas" style:font-name-complex="Consolas"/>
    </style:style>
    <style:style style:name="T298" style:parent-style-name="DefaultParagraphFont" style:family="text">
      <style:text-properties style:font-name="Consolas" style:font-name-asian="Consolas" style:font-name-complex="Consolas"/>
    </style:style>
    <style:style style:name="T299" style:parent-style-name="DefaultParagraphFont" style:family="text">
      <style:text-properties style:font-name="Consolas" style:font-name-asian="Consolas" style:font-name-complex="Consolas"/>
    </style:style>
    <style:style style:name="T300" style:parent-style-name="DefaultParagraphFont" style:family="text">
      <style:text-properties style:font-name="Consolas" style:font-name-asian="Consolas" style:font-name-complex="Consolas"/>
    </style:style>
    <style:style style:name="T301" style:parent-style-name="DefaultParagraphFont" style:family="text">
      <style:text-properties style:font-name="Consolas" style:font-name-asian="Consolas" style:font-name-complex="Consolas"/>
    </style:style>
    <style:style style:name="T302" style:parent-style-name="DefaultParagraphFont" style:family="text">
      <style:text-properties style:font-name="Consolas" style:font-name-asian="Consolas" style:font-name-complex="Consolas"/>
    </style:style>
    <style:style style:name="T303" style:parent-style-name="DefaultParagraphFont" style:family="text">
      <style:text-properties style:font-name="Consolas" style:font-name-asian="Consolas" style:font-name-complex="Consolas"/>
    </style:style>
    <style:style style:name="T304" style:parent-style-name="DefaultParagraphFont" style:family="text">
      <style:text-properties style:font-name="Consolas" style:font-name-asian="Consolas" style:font-name-complex="Consolas"/>
    </style:style>
    <style:style style:name="T305" style:parent-style-name="DefaultParagraphFont" style:family="text">
      <style:text-properties style:font-name="Consolas" style:font-name-asian="Consolas" style:font-name-complex="Consolas"/>
    </style:style>
    <style:style style:name="T306" style:parent-style-name="DefaultParagraphFont" style:family="text">
      <style:text-properties style:font-name="Consolas" style:font-name-asian="Consolas" style:font-name-complex="Consolas"/>
    </style:style>
    <style:style style:name="T307" style:parent-style-name="DefaultParagraphFont" style:family="text">
      <style:text-properties style:font-name="Consolas" style:font-name-asian="Consolas" style:font-name-complex="Consolas"/>
    </style:style>
    <style:style style:name="P308" style:parent-style-name="Heading2" style:family="paragraph">
      <style:paragraph-properties fo:margin-top="0.2076in" fo:margin-bottom="0.2076in"/>
    </style:style>
    <style:style style:name="T30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10" style:parent-style-name="ListParagraph" style:list-style-name="LFO16" style:family="paragraph">
      <style:paragraph-properties fo:margin-top="0.1666in" fo:margin-bottom="0.1666in"/>
    </style:style>
    <style:style style:name="T31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12" style:parent-style-name="DefaultParagraphFont" style:family="text">
      <style:text-properties style:font-name="Aptos" style:font-name-asian="Aptos" style:font-name-complex="Aptos"/>
    </style:style>
    <style:style style:name="P313" style:parent-style-name="ListParagraph" style:list-style-name="LFO16" style:family="paragraph">
      <style:paragraph-properties fo:margin-top="0.1666in" fo:margin-bottom="0.1666in"/>
    </style:style>
    <style:style style:name="T31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15" style:parent-style-name="DefaultParagraphFont" style:family="text">
      <style:text-properties style:font-name="Aptos" style:font-name-asian="Aptos" style:font-name-complex="Aptos"/>
    </style:style>
    <style:style style:name="P316" style:parent-style-name="ListParagraph" style:list-style-name="LFO16" style:family="paragraph">
      <style:paragraph-properties fo:margin-top="0.1666in" fo:margin-bottom="0.1666in"/>
    </style:style>
    <style:style style:name="T31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18" style:parent-style-name="DefaultParagraphFont" style:family="text">
      <style:text-properties style:font-name="Aptos" style:font-name-asian="Aptos" style:font-name-complex="Aptos"/>
    </style:style>
    <style:style style:name="P319" style:parent-style-name="ListParagraph" style:list-style-name="LFO16" style:family="paragraph">
      <style:paragraph-properties fo:margin-top="0.1666in" fo:margin-bottom="0.1666in"/>
    </style:style>
    <style:style style:name="T3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21" style:parent-style-name="DefaultParagraphFont" style:family="text">
      <style:text-properties style:font-name="Aptos" style:font-name-asian="Aptos" style:font-name-complex="Aptos"/>
    </style:style>
    <style:style style:name="P322" style:parent-style-name="ListParagraph" style:list-style-name="LFO16" style:family="paragraph">
      <style:paragraph-properties fo:margin-top="0.1666in" fo:margin-bottom="0.1666in"/>
    </style:style>
    <style:style style:name="T3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24" style:parent-style-name="DefaultParagraphFont" style:family="text">
      <style:text-properties style:font-name="Aptos" style:font-name-asian="Aptos" style:font-name-complex="Aptos"/>
    </style:style>
    <style:style style:name="P325" style:parent-style-name="Heading2" style:family="paragraph">
      <style:paragraph-properties fo:margin-top="0.2076in" fo:margin-bottom="0.2076in"/>
    </style:style>
    <style:style style:name="T32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27" style:parent-style-name="Normal" style:family="paragraph">
      <style:paragraph-properties fo:margin-top="0.1666in" fo:margin-bottom="0.1666in"/>
    </style:style>
    <style:style style:name="T328" style:parent-style-name="DefaultParagraphFont" style:family="text">
      <style:text-properties style:font-name="Aptos" style:font-name-asian="Aptos" style:font-name-complex="Aptos"/>
    </style:style>
    <style:style style:name="P329" style:parent-style-name="Heading3" style:family="paragraph">
      <style:paragraph-properties fo:margin-top="0.1951in" fo:margin-bottom="0.1951in"/>
    </style:style>
    <style:style style:name="T33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31" style:parent-style-name="ListParagraph" style:list-style-name="LFO15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32" style:parent-style-name="ListParagraph" style:list-style-name="LFO15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33" style:parent-style-name="ListParagraph" style:list-style-name="LFO15" style:family="paragraph">
      <style:paragraph-properties fo:margin-top="0.1666in" fo:margin-bottom="0.1666in"/>
    </style:style>
    <style:style style:name="T3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5" style:parent-style-name="DefaultParagraphFont" style:family="text">
      <style:text-properties style:font-name="Aptos" style:font-name-asian="Aptos" style:font-name-complex="Aptos"/>
    </style:style>
    <style:style style:name="T3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7" style:parent-style-name="DefaultParagraphFont" style:family="text">
      <style:text-properties style:font-name="Aptos" style:font-name-asian="Aptos" style:font-name-complex="Aptos"/>
    </style:style>
    <style:style style:name="P338" style:parent-style-name="ListParagraph" style:list-style-name="LFO15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39" style:parent-style-name="Heading3" style:family="paragraph">
      <style:paragraph-properties fo:margin-top="0.1951in" fo:margin-bottom="0.1951in"/>
    </style:style>
    <style:style style:name="T3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41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2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3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4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5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6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7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8" style:parent-style-name="Heading3" style:family="paragraph">
      <style:paragraph-properties fo:margin-top="0.1951in" fo:margin-bottom="0.1951in"/>
    </style:style>
    <style:style style:name="T3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50" style:parent-style-name="ListParagraph" style:list-style-name="LFO1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1" style:parent-style-name="ListParagraph" style:list-style-name="LFO1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2" style:parent-style-name="ListParagraph" style:list-style-name="LFO1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3" style:parent-style-name="Heading3" style:family="paragraph">
      <style:paragraph-properties fo:margin-top="0.1951in" fo:margin-bottom="0.1951in"/>
    </style:style>
    <style:style style:name="T35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55" style:parent-style-name="ListParagraph" style:list-style-name="LFO1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6" style:parent-style-name="ListParagraph" style:list-style-name="LFO1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7" style:parent-style-name="Heading2" style:family="paragraph">
      <style:paragraph-properties fo:margin-top="0.2076in" fo:margin-bottom="0.2076in"/>
    </style:style>
    <style:style style:name="T35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59" style:parent-style-name="Heading3" style:family="paragraph">
      <style:paragraph-properties fo:margin-top="0.1951in" fo:margin-bottom="0.1951in"/>
    </style:style>
    <style:style style:name="T3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61" style:parent-style-name="Normal" style:family="paragraph">
      <style:paragraph-properties fo:margin-bottom="0in"/>
    </style:style>
    <style:style style:name="T362" style:parent-style-name="DefaultParagraphFont" style:family="text">
      <style:text-properties style:font-name="Consolas" style:font-name-asian="Consolas" style:font-name-complex="Consolas"/>
    </style:style>
    <style:style style:name="T363" style:parent-style-name="Hyperlink" style:family="text">
      <style:text-properties style:font-name="Consolas" style:font-name-asian="Consolas" style:font-name-complex="Consolas"/>
    </style:style>
    <style:style style:name="T364" style:parent-style-name="DefaultParagraphFont" style:family="text">
      <style:text-properties style:font-name="Consolas" style:font-name-asian="Consolas" style:font-name-complex="Consolas"/>
    </style:style>
    <style:style style:name="P365" style:parent-style-name="Heading3" style:family="paragraph">
      <style:paragraph-properties fo:margin-top="0.1951in" fo:margin-bottom="0.1951in"/>
    </style:style>
    <style:style style:name="T3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67" style:parent-style-name="Heading4" style:family="paragraph">
      <style:paragraph-properties fo:margin-top="0.2215in" fo:margin-bottom="0.2215in"/>
    </style:style>
    <style:style style:name="T3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69" style:parent-style-name="Normal" style:family="paragraph">
      <style:paragraph-properties fo:margin-bottom="0in"/>
    </style:style>
    <style:style style:name="T370" style:parent-style-name="DefaultParagraphFont" style:family="text">
      <style:text-properties style:font-name="Consolas" style:font-name-asian="Consolas" style:font-name-complex="Consolas"/>
    </style:style>
    <style:style style:name="T371" style:parent-style-name="DefaultParagraphFont" style:family="text">
      <style:text-properties style:font-name="Consolas" style:font-name-asian="Consolas" style:font-name-complex="Consolas"/>
    </style:style>
    <style:style style:name="P372" style:parent-style-name="Heading4" style:family="paragraph">
      <style:paragraph-properties fo:margin-top="0.2215in" fo:margin-bottom="0.2215in"/>
    </style:style>
    <style:style style:name="T3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74" style:parent-style-name="Normal" style:family="paragraph">
      <style:paragraph-properties fo:margin-bottom="0in"/>
    </style:style>
    <style:style style:name="T375" style:parent-style-name="DefaultParagraphFont" style:family="text">
      <style:text-properties style:font-name="Consolas" style:font-name-asian="Consolas" style:font-name-complex="Consolas"/>
    </style:style>
    <style:style style:name="P376" style:parent-style-name="Heading4" style:family="paragraph">
      <style:paragraph-properties fo:margin-top="0.2215in" fo:margin-bottom="0.2215in"/>
    </style:style>
    <style:style style:name="T3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78" style:parent-style-name="Normal" style:family="paragraph">
      <style:paragraph-properties fo:margin-top="0.1666in" fo:margin-bottom="0.1666in"/>
    </style:style>
    <style:style style:name="T379" style:parent-style-name="DefaultParagraphFont" style:family="text">
      <style:text-properties style:font-name="Aptos" style:font-name-asian="Aptos" style:font-name-complex="Aptos"/>
    </style:style>
    <style:style style:name="T380" style:parent-style-name="DefaultParagraphFont" style:family="text">
      <style:text-properties style:font-name="Consolas" style:font-name-asian="Consolas" style:font-name-complex="Consolas"/>
    </style:style>
    <style:style style:name="T381" style:parent-style-name="DefaultParagraphFont" style:family="text">
      <style:text-properties style:font-name="Aptos" style:font-name-asian="Aptos" style:font-name-complex="Aptos"/>
    </style:style>
    <style:style style:name="P382" style:parent-style-name="Normal" style:family="paragraph">
      <style:paragraph-properties fo:margin-bottom="0in"/>
    </style:style>
    <style:style style:name="T383" style:parent-style-name="DefaultParagraphFont" style:family="text">
      <style:text-properties style:font-name="Consolas" style:font-name-asian="Consolas" style:font-name-complex="Consolas"/>
    </style:style>
    <style:style style:name="T384" style:parent-style-name="DefaultParagraphFont" style:family="text">
      <style:text-properties style:font-name="Consolas" style:font-name-asian="Consolas" style:font-name-complex="Consolas"/>
    </style:style>
    <style:style style:name="T385" style:parent-style-name="DefaultParagraphFont" style:family="text">
      <style:text-properties style:font-name="Consolas" style:font-name-asian="Consolas" style:font-name-complex="Consolas"/>
    </style:style>
    <style:style style:name="T386" style:parent-style-name="DefaultParagraphFont" style:family="text">
      <style:text-properties style:font-name="Consolas" style:font-name-asian="Consolas" style:font-name-complex="Consolas"/>
    </style:style>
    <style:style style:name="P387" style:parent-style-name="Heading4" style:family="paragraph">
      <style:paragraph-properties fo:margin-top="0.2215in" fo:margin-bottom="0.2215in"/>
    </style:style>
    <style:style style:name="T38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89" style:parent-style-name="Normal" style:family="paragraph">
      <style:paragraph-properties fo:margin-bottom="0in"/>
    </style:style>
    <style:style style:name="T390" style:parent-style-name="DefaultParagraphFont" style:family="text">
      <style:text-properties style:font-name="Consolas" style:font-name-asian="Consolas" style:font-name-complex="Consolas"/>
    </style:style>
    <style:style style:name="P391" style:parent-style-name="Normal" style:family="paragraph">
      <style:paragraph-properties fo:margin-top="0.1666in" fo:margin-bottom="0.1666in"/>
    </style:style>
    <style:style style:name="T392" style:parent-style-name="DefaultParagraphFont" style:family="text">
      <style:text-properties style:font-name="Aptos" style:font-name-asian="Aptos" style:font-name-complex="Aptos"/>
    </style:style>
    <style:style style:name="P393" style:parent-style-name="Normal" style:family="paragraph">
      <style:paragraph-properties fo:margin-bottom="0in"/>
    </style:style>
    <style:style style:name="T394" style:parent-style-name="DefaultParagraphFont" style:family="text">
      <style:text-properties style:font-name="Consolas" style:font-name-asian="Consolas" style:font-name-complex="Consolas"/>
    </style:style>
    <style:style style:name="P395" style:parent-style-name="Heading3" style:family="paragraph">
      <style:paragraph-properties fo:margin-top="0.1951in" fo:margin-bottom="0.1951in"/>
    </style:style>
    <style:style style:name="T3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97" style:parent-style-name="Heading4" style:family="paragraph">
      <style:paragraph-properties fo:margin-top="0.2215in" fo:margin-bottom="0.2215in"/>
    </style:style>
    <style:style style:name="T3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99" style:parent-style-name="Normal" style:family="paragraph">
      <style:paragraph-properties fo:margin-bottom="0in"/>
    </style:style>
    <style:style style:name="T400" style:parent-style-name="DefaultParagraphFont" style:family="text">
      <style:text-properties style:font-name="Consolas" style:font-name-asian="Consolas" style:font-name-complex="Consolas"/>
    </style:style>
    <style:style style:name="P401" style:parent-style-name="Heading4" style:family="paragraph">
      <style:paragraph-properties fo:margin-top="0.2215in" fo:margin-bottom="0.2215in"/>
    </style:style>
    <style:style style:name="T4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03" style:parent-style-name="Normal" style:family="paragraph">
      <style:paragraph-properties fo:margin-bottom="0in"/>
    </style:style>
    <style:style style:name="T404" style:parent-style-name="DefaultParagraphFont" style:family="text">
      <style:text-properties style:font-name="Consolas" style:font-name-asian="Consolas" style:font-name-complex="Consolas"/>
    </style:style>
    <style:style style:name="P405" style:parent-style-name="Heading4" style:family="paragraph">
      <style:paragraph-properties fo:margin-top="0.2215in" fo:margin-bottom="0.2215in"/>
    </style:style>
    <style:style style:name="T40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07" style:parent-style-name="Normal" style:family="paragraph">
      <style:paragraph-properties fo:margin-bottom="0in"/>
    </style:style>
    <style:style style:name="T408" style:parent-style-name="DefaultParagraphFont" style:family="text">
      <style:text-properties style:font-name="Consolas" style:font-name-asian="Consolas" style:font-name-complex="Consolas"/>
    </style:style>
    <style:style style:name="P409" style:parent-style-name="Heading2" style:family="paragraph">
      <style:paragraph-properties fo:margin-top="0.2076in" fo:margin-bottom="0.2076in"/>
    </style:style>
    <style:style style:name="T41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11" style:parent-style-name="Normal" style:family="paragraph">
      <style:paragraph-properties fo:margin-bottom="0in"/>
    </style:style>
    <style:style style:name="T412" style:parent-style-name="DefaultParagraphFont" style:family="text">
      <style:text-properties style:font-name="Consolas" style:font-name-asian="Consolas" style:font-name-complex="Consolas"/>
    </style:style>
    <style:style style:name="T413" style:parent-style-name="DefaultParagraphFont" style:family="text">
      <style:text-properties style:font-name="Consolas" style:font-name-asian="Consolas" style:font-name-complex="Consolas"/>
    </style:style>
    <style:style style:name="T414" style:parent-style-name="DefaultParagraphFont" style:family="text">
      <style:text-properties style:font-name="Consolas" style:font-name-asian="Consolas" style:font-name-complex="Consolas"/>
    </style:style>
    <style:style style:name="T415" style:parent-style-name="DefaultParagraphFont" style:family="text">
      <style:text-properties style:font-name="Consolas" style:font-name-asian="Consolas" style:font-name-complex="Consolas"/>
    </style:style>
    <style:style style:name="T416" style:parent-style-name="DefaultParagraphFont" style:family="text">
      <style:text-properties style:font-name="Consolas" style:font-name-asian="Consolas" style:font-name-complex="Consolas"/>
    </style:style>
    <style:style style:name="T417" style:parent-style-name="DefaultParagraphFont" style:family="text">
      <style:text-properties style:font-name="Consolas" style:font-name-asian="Consolas" style:font-name-complex="Consolas"/>
    </style:style>
    <style:style style:name="T418" style:parent-style-name="DefaultParagraphFont" style:family="text">
      <style:text-properties style:font-name="Consolas" style:font-name-asian="Consolas" style:font-name-complex="Consolas"/>
    </style:style>
    <style:style style:name="T419" style:parent-style-name="DefaultParagraphFont" style:family="text">
      <style:text-properties style:font-name="Consolas" style:font-name-asian="Consolas" style:font-name-complex="Consolas"/>
    </style:style>
    <style:style style:name="T420" style:parent-style-name="DefaultParagraphFont" style:family="text">
      <style:text-properties style:font-name="Consolas" style:font-name-asian="Consolas" style:font-name-complex="Consolas"/>
    </style:style>
    <style:style style:name="T421" style:parent-style-name="DefaultParagraphFont" style:family="text">
      <style:text-properties style:font-name="Consolas" style:font-name-asian="Consolas" style:font-name-complex="Consolas"/>
    </style:style>
    <style:style style:name="T422" style:parent-style-name="DefaultParagraphFont" style:family="text">
      <style:text-properties style:font-name="Consolas" style:font-name-asian="Consolas" style:font-name-complex="Consolas"/>
    </style:style>
    <style:style style:name="T423" style:parent-style-name="DefaultParagraphFont" style:family="text">
      <style:text-properties style:font-name="Consolas" style:font-name-asian="Consolas" style:font-name-complex="Consolas"/>
    </style:style>
    <style:style style:name="T424" style:parent-style-name="DefaultParagraphFont" style:family="text">
      <style:text-properties style:font-name="Consolas" style:font-name-asian="Consolas" style:font-name-complex="Consolas"/>
    </style:style>
    <style:style style:name="T425" style:parent-style-name="DefaultParagraphFont" style:family="text">
      <style:text-properties style:font-name="Consolas" style:font-name-asian="Consolas" style:font-name-complex="Consolas"/>
    </style:style>
    <style:style style:name="T426" style:parent-style-name="DefaultParagraphFont" style:family="text">
      <style:text-properties style:font-name="Consolas" style:font-name-asian="Consolas" style:font-name-complex="Consolas"/>
    </style:style>
    <style:style style:name="T427" style:parent-style-name="DefaultParagraphFont" style:family="text">
      <style:text-properties style:font-name="Consolas" style:font-name-asian="Consolas" style:font-name-complex="Consolas"/>
    </style:style>
    <style:style style:name="T428" style:parent-style-name="DefaultParagraphFont" style:family="text">
      <style:text-properties style:font-name="Consolas" style:font-name-asian="Consolas" style:font-name-complex="Consolas"/>
    </style:style>
    <style:style style:name="T429" style:parent-style-name="DefaultParagraphFont" style:family="text">
      <style:text-properties style:font-name="Consolas" style:font-name-asian="Consolas" style:font-name-complex="Consolas"/>
    </style:style>
    <style:style style:name="T430" style:parent-style-name="DefaultParagraphFont" style:family="text">
      <style:text-properties style:font-name="Consolas" style:font-name-asian="Consolas" style:font-name-complex="Consolas"/>
    </style:style>
    <style:style style:name="T431" style:parent-style-name="DefaultParagraphFont" style:family="text">
      <style:text-properties style:font-name="Consolas" style:font-name-asian="Consolas" style:font-name-complex="Consolas"/>
    </style:style>
    <style:style style:name="T432" style:parent-style-name="DefaultParagraphFont" style:family="text">
      <style:text-properties style:font-name="Consolas" style:font-name-asian="Consolas" style:font-name-complex="Consolas"/>
    </style:style>
    <style:style style:name="T433" style:parent-style-name="DefaultParagraphFont" style:family="text">
      <style:text-properties style:font-name="Consolas" style:font-name-asian="Consolas" style:font-name-complex="Consolas"/>
    </style:style>
    <style:style style:name="T434" style:parent-style-name="DefaultParagraphFont" style:family="text">
      <style:text-properties style:font-name="Consolas" style:font-name-asian="Consolas" style:font-name-complex="Consolas"/>
    </style:style>
    <style:style style:name="T435" style:parent-style-name="DefaultParagraphFont" style:family="text">
      <style:text-properties style:font-name="Consolas" style:font-name-asian="Consolas" style:font-name-complex="Consolas"/>
    </style:style>
    <style:style style:name="T436" style:parent-style-name="DefaultParagraphFont" style:family="text">
      <style:text-properties style:font-name="Consolas" style:font-name-asian="Consolas" style:font-name-complex="Consolas"/>
    </style:style>
    <style:style style:name="T437" style:parent-style-name="DefaultParagraphFont" style:family="text">
      <style:text-properties style:font-name="Consolas" style:font-name-asian="Consolas" style:font-name-complex="Consolas"/>
    </style:style>
    <style:style style:name="T438" style:parent-style-name="DefaultParagraphFont" style:family="text">
      <style:text-properties style:font-name="Consolas" style:font-name-asian="Consolas" style:font-name-complex="Consolas"/>
    </style:style>
    <style:style style:name="T439" style:parent-style-name="DefaultParagraphFont" style:family="text">
      <style:text-properties style:font-name="Consolas" style:font-name-asian="Consolas" style:font-name-complex="Consolas"/>
    </style:style>
    <style:style style:name="T440" style:parent-style-name="DefaultParagraphFont" style:family="text">
      <style:text-properties style:font-name="Consolas" style:font-name-asian="Consolas" style:font-name-complex="Consolas"/>
    </style:style>
    <style:style style:name="T441" style:parent-style-name="DefaultParagraphFont" style:family="text">
      <style:text-properties style:font-name="Consolas" style:font-name-asian="Consolas" style:font-name-complex="Consolas"/>
    </style:style>
    <style:style style:name="T442" style:parent-style-name="DefaultParagraphFont" style:family="text">
      <style:text-properties style:font-name="Consolas" style:font-name-asian="Consolas" style:font-name-complex="Consolas"/>
    </style:style>
    <style:style style:name="T443" style:parent-style-name="DefaultParagraphFont" style:family="text">
      <style:text-properties style:font-name="Consolas" style:font-name-asian="Consolas" style:font-name-complex="Consolas"/>
    </style:style>
    <style:style style:name="T444" style:parent-style-name="DefaultParagraphFont" style:family="text">
      <style:text-properties style:font-name="Consolas" style:font-name-asian="Consolas" style:font-name-complex="Consolas"/>
    </style:style>
    <style:style style:name="T445" style:parent-style-name="DefaultParagraphFont" style:family="text">
      <style:text-properties style:font-name="Consolas" style:font-name-asian="Consolas" style:font-name-complex="Consolas"/>
    </style:style>
    <style:style style:name="T446" style:parent-style-name="DefaultParagraphFont" style:family="text">
      <style:text-properties style:font-name="Consolas" style:font-name-asian="Consolas" style:font-name-complex="Consolas"/>
    </style:style>
    <style:style style:name="T447" style:parent-style-name="DefaultParagraphFont" style:family="text">
      <style:text-properties style:font-name="Consolas" style:font-name-asian="Consolas" style:font-name-complex="Consolas"/>
    </style:style>
    <style:style style:name="T448" style:parent-style-name="DefaultParagraphFont" style:family="text">
      <style:text-properties style:font-name="Consolas" style:font-name-asian="Consolas" style:font-name-complex="Consolas"/>
    </style:style>
    <style:style style:name="T449" style:parent-style-name="DefaultParagraphFont" style:family="text">
      <style:text-properties style:font-name="Consolas" style:font-name-asian="Consolas" style:font-name-complex="Consolas"/>
    </style:style>
    <style:style style:name="T450" style:parent-style-name="DefaultParagraphFont" style:family="text">
      <style:text-properties style:font-name="Consolas" style:font-name-asian="Consolas" style:font-name-complex="Consolas"/>
    </style:style>
    <style:style style:name="T451" style:parent-style-name="DefaultParagraphFont" style:family="text">
      <style:text-properties style:font-name="Consolas" style:font-name-asian="Consolas" style:font-name-complex="Consolas"/>
    </style:style>
    <style:style style:name="T452" style:parent-style-name="DefaultParagraphFont" style:family="text">
      <style:text-properties style:font-name="Consolas" style:font-name-asian="Consolas" style:font-name-complex="Consolas"/>
    </style:style>
    <style:style style:name="T453" style:parent-style-name="DefaultParagraphFont" style:family="text">
      <style:text-properties style:font-name="Consolas" style:font-name-asian="Consolas" style:font-name-complex="Consolas"/>
    </style:style>
    <style:style style:name="T454" style:parent-style-name="DefaultParagraphFont" style:family="text">
      <style:text-properties style:font-name="Consolas" style:font-name-asian="Consolas" style:font-name-complex="Consolas"/>
    </style:style>
    <style:style style:name="T455" style:parent-style-name="DefaultParagraphFont" style:family="text">
      <style:text-properties style:font-name="Consolas" style:font-name-asian="Consolas" style:font-name-complex="Consolas"/>
    </style:style>
    <style:style style:name="T456" style:parent-style-name="DefaultParagraphFont" style:family="text">
      <style:text-properties style:font-name="Consolas" style:font-name-asian="Consolas" style:font-name-complex="Consolas"/>
    </style:style>
    <style:style style:name="T457" style:parent-style-name="DefaultParagraphFont" style:family="text">
      <style:text-properties style:font-name="Consolas" style:font-name-asian="Consolas" style:font-name-complex="Consolas"/>
    </style:style>
    <style:style style:name="T458" style:parent-style-name="DefaultParagraphFont" style:family="text">
      <style:text-properties style:font-name="Consolas" style:font-name-asian="Consolas" style:font-name-complex="Consolas"/>
    </style:style>
    <style:style style:name="T459" style:parent-style-name="DefaultParagraphFont" style:family="text">
      <style:text-properties style:font-name="Consolas" style:font-name-asian="Consolas" style:font-name-complex="Consolas"/>
    </style:style>
    <style:style style:name="T460" style:parent-style-name="DefaultParagraphFont" style:family="text">
      <style:text-properties style:font-name="Consolas" style:font-name-asian="Consolas" style:font-name-complex="Consolas"/>
    </style:style>
    <style:style style:name="T461" style:parent-style-name="DefaultParagraphFont" style:family="text">
      <style:text-properties style:font-name="Consolas" style:font-name-asian="Consolas" style:font-name-complex="Consolas"/>
    </style:style>
    <style:style style:name="T462" style:parent-style-name="DefaultParagraphFont" style:family="text">
      <style:text-properties style:font-name="Consolas" style:font-name-asian="Consolas" style:font-name-complex="Consolas"/>
    </style:style>
    <style:style style:name="T463" style:parent-style-name="DefaultParagraphFont" style:family="text">
      <style:text-properties style:font-name="Consolas" style:font-name-asian="Consolas" style:font-name-complex="Consolas"/>
    </style:style>
    <style:style style:name="T464" style:parent-style-name="DefaultParagraphFont" style:family="text">
      <style:text-properties style:font-name="Consolas" style:font-name-asian="Consolas" style:font-name-complex="Consolas"/>
    </style:style>
    <style:style style:name="T465" style:parent-style-name="DefaultParagraphFont" style:family="text">
      <style:text-properties style:font-name="Consolas" style:font-name-asian="Consolas" style:font-name-complex="Consolas"/>
    </style:style>
    <style:style style:name="T466" style:parent-style-name="DefaultParagraphFont" style:family="text">
      <style:text-properties style:font-name="Consolas" style:font-name-asian="Consolas" style:font-name-complex="Consolas"/>
    </style:style>
    <style:style style:name="P467" style:parent-style-name="Normal" style:family="paragraph">
      <style:paragraph-properties fo:margin-top="0.1666in" fo:margin-bottom="0.1666in"/>
    </style:style>
    <style:style style:name="T468" style:parent-style-name="DefaultParagraphFont" style:family="text">
      <style:text-properties style:font-name="Aptos" style:font-name-asian="Aptos" style:font-name-complex="Aptos"/>
    </style:style>
    <style:style style:name="P469" style:parent-style-name="Normal" style:family="paragraph">
      <style:paragraph-properties fo:margin-top="0.1666in" fo:margin-bottom="0.1666in"/>
    </style:style>
    <style:style style:name="T470" style:parent-style-name="DefaultParagraphFont" style:family="text">
      <style:text-properties style:font-name="Aptos" style:font-name-asian="Aptos" style:font-name-complex="Aptos"/>
    </style:style>
    <style:style style:name="P471" style:parent-style-name="Normal" style:family="paragraph">
      <style:paragraph-properties fo:margin-top="0.1666in" fo:margin-bottom="0.1666in"/>
    </style:style>
    <style:style style:name="T472" style:parent-style-name="DefaultParagraphFont" style:family="text">
      <style:text-properties style:font-name="Aptos" style:font-name-asian="Aptos" style:font-name-complex="Aptos"/>
    </style:style>
    <style:style style:name="P473" style:parent-style-name="Normal" style:family="paragraph">
      <style:paragraph-properties fo:margin-top="0.1666in" fo:margin-bottom="0.1666in"/>
    </style:style>
    <style:style style:name="T474" style:parent-style-name="DefaultParagraphFont" style:family="text">
      <style:text-properties style:font-name="Aptos" style:font-name-asian="Aptos" style:font-name-complex="Aptos"/>
    </style:style>
    <style:style style:name="P475" style:parent-style-name="Normal" style:family="paragraph">
      <style:paragraph-properties fo:margin-top="0.1666in" fo:margin-bottom="0.1666in"/>
    </style:style>
    <style:style style:name="T476" style:parent-style-name="DefaultParagraphFont" style:family="text">
      <style:text-properties style:font-name="Aptos" style:font-name-asian="Aptos" style:font-name-complex="Aptos"/>
    </style:style>
    <style:style style:name="P477" style:parent-style-name="Normal" style:family="paragraph">
      <style:paragraph-properties fo:margin-top="0.1666in" fo:margin-bottom="0.1666in"/>
    </style:style>
    <style:style style:name="T478" style:parent-style-name="DefaultParagraphFont" style:family="text">
      <style:text-properties style:font-name="Aptos" style:font-name-asian="Aptos" style:font-name-complex="Aptos"/>
    </style:style>
    <style:style style:name="P479" style:parent-style-name="Normal" style:family="paragraph">
      <style:paragraph-properties fo:margin-top="0.1666in" fo:margin-bottom="0.1666in"/>
    </style:style>
    <style:style style:name="T480" style:parent-style-name="DefaultParagraphFont" style:family="text">
      <style:text-properties style:font-name="Aptos" style:font-name-asian="Aptos" style:font-name-complex="Aptos"/>
    </style:style>
    <style:style style:name="P481" style:parent-style-name="Normal" style:family="paragraph">
      <style:paragraph-properties fo:margin-top="0.1666in" fo:margin-bottom="0.1666in"/>
    </style:style>
    <style:style style:name="T482" style:parent-style-name="DefaultParagraphFont" style:family="text">
      <style:text-properties style:font-name="Aptos" style:font-name-asian="Aptos" style:font-name-complex="Aptos"/>
    </style:style>
    <style:style style:name="P483" style:parent-style-name="Normal" style:family="paragraph">
      <style:paragraph-properties fo:margin-top="0.1666in" fo:margin-bottom="0.1666in"/>
    </style:style>
    <style:style style:name="T484" style:parent-style-name="DefaultParagraphFont" style:family="text">
      <style:text-properties style:font-name="Aptos" style:font-name-asian="Aptos" style:font-name-complex="Aptos"/>
    </style:style>
    <style:style style:name="P485" style:parent-style-name="Normal" style:family="paragraph">
      <style:paragraph-properties fo:margin-top="0.1666in" fo:margin-bottom="0.1666in"/>
    </style:style>
    <style:style style:name="T486" style:parent-style-name="DefaultParagraphFont" style:family="text">
      <style:text-properties style:font-name="Aptos" style:font-name-asian="Aptos" style:font-name-complex="Aptos"/>
    </style:style>
    <style:style style:name="P487" style:parent-style-name="Normal" style:family="paragraph">
      <style:paragraph-properties fo:margin-top="0.1666in" fo:margin-bottom="0.1666in"/>
    </style:style>
    <style:style style:name="T488" style:parent-style-name="DefaultParagraphFont" style:family="text">
      <style:text-properties style:font-name="Aptos" style:font-name-asian="Aptos" style:font-name-complex="Aptos"/>
    </style:style>
    <style:style style:name="P489" style:parent-style-name="Normal" style:family="paragraph">
      <style:paragraph-properties fo:margin-top="0.1666in" fo:margin-bottom="0.1666in"/>
    </style:style>
    <style:style style:name="T490" style:parent-style-name="DefaultParagraphFont" style:family="text">
      <style:text-properties style:font-name="Aptos" style:font-name-asian="Aptos" style:font-name-complex="Aptos"/>
    </style:style>
    <style:style style:name="P491" style:parent-style-name="Normal" style:family="paragraph">
      <style:paragraph-properties fo:margin-top="0.1666in" fo:margin-bottom="0.1666in"/>
    </style:style>
    <style:style style:name="T492" style:parent-style-name="DefaultParagraphFont" style:family="text">
      <style:text-properties style:font-name="Aptos" style:font-name-asian="Aptos" style:font-name-complex="Aptos"/>
    </style:style>
    <style:style style:name="P493" style:parent-style-name="Normal" style:family="paragraph">
      <style:paragraph-properties fo:margin-top="0.1666in" fo:margin-bottom="0.1666in"/>
    </style:style>
    <style:style style:name="T494" style:parent-style-name="DefaultParagraphFont" style:family="text">
      <style:text-properties style:font-name="Aptos" style:font-name-asian="Aptos" style:font-name-complex="Aptos"/>
    </style:style>
    <style:style style:name="P495" style:parent-style-name="Normal" style:family="paragraph">
      <style:paragraph-properties fo:margin-top="0.1666in" fo:margin-bottom="0.1666in"/>
    </style:style>
    <style:style style:name="T496" style:parent-style-name="DefaultParagraphFont" style:family="text">
      <style:text-properties style:font-name="Aptos" style:font-name-asian="Aptos" style:font-name-complex="Aptos"/>
    </style:style>
    <style:style style:name="P497" style:parent-style-name="Normal" style:family="paragraph">
      <style:paragraph-properties fo:margin-top="0.1666in" fo:margin-bottom="0.1666in"/>
    </style:style>
    <style:style style:name="T498" style:parent-style-name="DefaultParagraphFont" style:family="text">
      <style:text-properties style:font-name="Aptos" style:font-name-asian="Aptos" style:font-name-complex="Aptos"/>
    </style:style>
    <style:style style:name="P499" style:parent-style-name="Normal" style:family="paragraph">
      <style:paragraph-properties fo:margin-top="0.1666in" fo:margin-bottom="0.1666in"/>
    </style:style>
    <style:style style:name="T500" style:parent-style-name="DefaultParagraphFont" style:family="text">
      <style:text-properties style:font-name="Aptos" style:font-name-asian="Aptos" style:font-name-complex="Aptos"/>
    </style:style>
    <style:style style:name="P501" style:parent-style-name="Normal" style:family="paragraph">
      <style:paragraph-properties fo:margin-top="0.1666in" fo:margin-bottom="0.1666in"/>
    </style:style>
    <style:style style:name="T502" style:parent-style-name="DefaultParagraphFont" style:family="text">
      <style:text-properties style:font-name="Aptos" style:font-name-asian="Aptos" style:font-name-complex="Aptos"/>
    </style:style>
    <style:style style:name="P503" style:parent-style-name="Normal" style:family="paragraph">
      <style:paragraph-properties fo:margin-top="0.1666in" fo:margin-bottom="0.1666in"/>
    </style:style>
    <style:style style:name="T504" style:parent-style-name="DefaultParagraphFont" style:family="text">
      <style:text-properties style:font-name="Aptos" style:font-name-asian="Aptos" style:font-name-complex="Aptos"/>
    </style:style>
    <style:style style:name="P505" style:parent-style-name="Normal" style:family="paragraph">
      <style:paragraph-properties fo:margin-top="0.1666in" fo:margin-bottom="0.1666in"/>
    </style:style>
    <style:style style:name="T506" style:parent-style-name="DefaultParagraphFont" style:family="text">
      <style:text-properties style:font-name="Aptos" style:font-name-asian="Aptos" style:font-name-complex="Aptos"/>
    </style:style>
    <style:style style:name="P507" style:parent-style-name="Normal" style:family="paragraph">
      <style:paragraph-properties fo:margin-top="0.1666in" fo:margin-bottom="0.1666in"/>
    </style:style>
    <style:style style:name="T508" style:parent-style-name="DefaultParagraphFont" style:family="text">
      <style:text-properties style:font-name="Aptos" style:font-name-asian="Aptos" style:font-name-complex="Aptos"/>
    </style:style>
    <style:style style:name="P509" style:parent-style-name="Normal" style:family="paragraph">
      <style:paragraph-properties fo:margin-top="0.1666in" fo:margin-bottom="0.1666in"/>
    </style:style>
    <style:style style:name="T510" style:parent-style-name="DefaultParagraphFont" style:family="text">
      <style:text-properties style:font-name="Aptos" style:font-name-asian="Aptos" style:font-name-complex="Aptos"/>
    </style:style>
    <style:style style:name="P511" style:parent-style-name="Normal" style:family="paragraph">
      <style:paragraph-properties fo:margin-top="0.1666in" fo:margin-bottom="0.1666in"/>
    </style:style>
    <style:style style:name="T512" style:parent-style-name="DefaultParagraphFont" style:family="text">
      <style:text-properties style:font-name="Aptos" style:font-name-asian="Aptos" style:font-name-complex="Aptos"/>
    </style:style>
    <style:style style:name="P513" style:parent-style-name="Normal" style:family="paragraph">
      <style:paragraph-properties fo:margin-top="0.1666in" fo:margin-bottom="0.1666in"/>
    </style:style>
    <style:style style:name="T514" style:parent-style-name="DefaultParagraphFont" style:family="text">
      <style:text-properties style:font-name="Aptos" style:font-name-asian="Aptos" style:font-name-complex="Aptos"/>
    </style:style>
    <style:style style:name="P515" style:parent-style-name="Normal" style:family="paragraph">
      <style:paragraph-properties fo:margin-top="0.1666in" fo:margin-bottom="0.1666in"/>
    </style:style>
    <style:style style:name="T516" style:parent-style-name="DefaultParagraphFont" style:family="text">
      <style:text-properties style:font-name="Aptos" style:font-name-asian="Aptos" style:font-name-complex="Aptos"/>
    </style:style>
    <style:style style:name="P517" style:parent-style-name="Normal" style:family="paragraph">
      <style:paragraph-properties fo:margin-top="0.1666in" fo:margin-bottom="0.1666in"/>
    </style:style>
    <style:style style:name="T518" style:parent-style-name="DefaultParagraphFont" style:family="text">
      <style:text-properties style:font-name="Aptos" style:font-name-asian="Aptos" style:font-name-complex="Aptos"/>
    </style:style>
    <style:style style:name="P519" style:parent-style-name="Normal" style:family="paragraph">
      <style:paragraph-properties fo:margin-top="0.1666in" fo:margin-bottom="0.1666in"/>
    </style:style>
    <style:style style:name="T520" style:parent-style-name="DefaultParagraphFont" style:family="text">
      <style:text-properties style:font-name="Aptos" style:font-name-asian="Aptos" style:font-name-complex="Aptos"/>
    </style:style>
    <style:style style:name="P521" style:parent-style-name="Normal" style:family="paragraph">
      <style:paragraph-properties fo:margin-top="0.1666in" fo:margin-bottom="0.1666in"/>
    </style:style>
    <style:style style:name="T522" style:parent-style-name="DefaultParagraphFont" style:family="text">
      <style:text-properties style:font-name="Aptos" style:font-name-asian="Aptos" style:font-name-complex="Aptos"/>
    </style:style>
    <style:style style:name="P523" style:parent-style-name="Normal" style:family="paragraph">
      <style:paragraph-properties fo:margin-top="0.1666in" fo:margin-bottom="0.1666in"/>
    </style:style>
    <style:style style:name="T524" style:parent-style-name="DefaultParagraphFont" style:family="text">
      <style:text-properties style:font-name="Aptos" style:font-name-asian="Aptos" style:font-name-complex="Aptos"/>
    </style:style>
    <style:style style:name="P525" style:parent-style-name="Normal" style:family="paragraph">
      <style:paragraph-properties fo:margin-top="0.1666in" fo:margin-bottom="0.1666in"/>
    </style:style>
    <style:style style:name="T526" style:parent-style-name="DefaultParagraphFont" style:family="text">
      <style:text-properties style:font-name="Aptos" style:font-name-asian="Aptos" style:font-name-complex="Aptos"/>
    </style:style>
    <style:style style:name="P527" style:parent-style-name="Normal" style:family="paragraph">
      <style:paragraph-properties fo:margin-top="0.1666in" fo:margin-bottom="0.1666in"/>
    </style:style>
    <style:style style:name="T528" style:parent-style-name="DefaultParagraphFont" style:family="text">
      <style:text-properties style:font-name="Aptos" style:font-name-asian="Aptos" style:font-name-complex="Aptos"/>
    </style:style>
    <style:style style:name="P529" style:parent-style-name="Normal" style:family="paragraph">
      <style:paragraph-properties fo:margin-top="0.1666in" fo:margin-bottom="0.1666in"/>
    </style:style>
    <style:style style:name="T530" style:parent-style-name="DefaultParagraphFont" style:family="text">
      <style:text-properties style:font-name="Aptos" style:font-name-asian="Aptos" style:font-name-complex="Aptos"/>
    </style:style>
    <style:style style:name="P531" style:parent-style-name="Normal" style:family="paragraph">
      <style:paragraph-properties fo:margin-top="0.1666in" fo:margin-bottom="0.1666in"/>
    </style:style>
    <style:style style:name="T532" style:parent-style-name="DefaultParagraphFont" style:family="text">
      <style:text-properties style:font-name="Aptos" style:font-name-asian="Aptos" style:font-name-complex="Aptos"/>
    </style:style>
    <style:style style:name="P533" style:parent-style-name="Normal" style:family="paragraph">
      <style:paragraph-properties fo:margin-top="0.1666in" fo:margin-bottom="0.1666in"/>
    </style:style>
    <style:style style:name="T534" style:parent-style-name="DefaultParagraphFont" style:family="text">
      <style:text-properties style:font-name="Aptos" style:font-name-asian="Aptos" style:font-name-complex="Aptos"/>
    </style:style>
    <style:style style:name="P535" style:parent-style-name="Normal" style:family="paragraph">
      <style:paragraph-properties fo:margin-top="0.1666in" fo:margin-bottom="0.1666in"/>
    </style:style>
    <style:style style:name="T536" style:parent-style-name="DefaultParagraphFont" style:family="text">
      <style:text-properties style:font-name="Aptos" style:font-name-asian="Aptos" style:font-name-complex="Aptos"/>
    </style:style>
    <style:style style:name="P537" style:parent-style-name="Normal" style:family="paragraph">
      <style:paragraph-properties fo:margin-top="0.1666in" fo:margin-bottom="0.1666in"/>
    </style:style>
    <style:style style:name="T538" style:parent-style-name="DefaultParagraphFont" style:family="text">
      <style:text-properties style:font-name="Aptos" style:font-name-asian="Aptos" style:font-name-complex="Aptos"/>
    </style:style>
    <style:style style:name="P539" style:parent-style-name="Normal" style:family="paragraph">
      <style:paragraph-properties fo:margin-top="0.1666in" fo:margin-bottom="0.1666in"/>
    </style:style>
    <style:style style:name="T540" style:parent-style-name="DefaultParagraphFont" style:family="text">
      <style:text-properties style:font-name="Aptos" style:font-name-asian="Aptos" style:font-name-complex="Aptos"/>
    </style:style>
    <style:style style:name="P541" style:parent-style-name="Normal" style:family="paragraph">
      <style:paragraph-properties fo:margin-top="0.1666in" fo:margin-bottom="0.1666in"/>
    </style:style>
    <style:style style:name="T542" style:parent-style-name="DefaultParagraphFont" style:family="text">
      <style:text-properties style:font-name="Aptos" style:font-name-asian="Aptos" style:font-name-complex="Aptos"/>
    </style:style>
    <style:style style:name="P543" style:parent-style-name="Normal" style:family="paragraph">
      <style:paragraph-properties fo:margin-top="0.1666in" fo:margin-bottom="0.1666in"/>
    </style:style>
    <style:style style:name="T544" style:parent-style-name="DefaultParagraphFont" style:family="text">
      <style:text-properties style:font-name="Aptos" style:font-name-asian="Aptos" style:font-name-complex="Aptos"/>
    </style:style>
    <style:style style:name="P545" style:parent-style-name="Normal" style:family="paragraph">
      <style:paragraph-properties fo:margin-top="0.1666in" fo:margin-bottom="0.1666in"/>
    </style:style>
    <style:style style:name="T546" style:parent-style-name="DefaultParagraphFont" style:family="text">
      <style:text-properties style:font-name="Aptos" style:font-name-asian="Aptos" style:font-name-complex="Aptos"/>
    </style:style>
    <style:style style:name="T547" style:parent-style-name="DefaultParagraphFont" style:family="text">
      <style:text-properties style:font-name="Aptos" style:font-name-asian="Aptos" style:font-name-complex="Aptos"/>
    </style:style>
    <style:style style:name="P548" style:parent-style-name="Normal" style:family="paragraph">
      <style:text-properties style:font-name="Aptos" style:font-name-asian="Aptos" style:font-name-complex="Aptos"/>
    </style:style>
    <style:style style:name="P549" style:parent-style-name="Normal" style:family="paragraph">
      <style:paragraph-properties fo:margin-left="0.5in" fo:background-color="#FFFFFF">
        <style:tab-stops/>
      </style:paragraph-properties>
      <style:text-properties style:font-name="Montserrat" style:font-name-asian="Montserrat" style:font-name-complex="Montserrat" fo:font-size="10.5pt" style:font-size-asian="10.5pt" style:font-size-complex="10.5pt"/>
    </style:style>
    <style:style style:name="P550" style:parent-style-name="Normal" style:family="paragraph">
      <style:paragraph-properties fo:background-color="#FFFFFF"/>
    </style:style>
    <style:style style:name="T551" style:parent-style-name="DefaultParagraphFont" style:family="text">
      <style:text-properties style:font-name="Montserrat" style:font-name-asian="Montserrat" style:font-name-complex="Montserrat" fo:font-size="10.5pt" style:font-size-asian="10.5pt" style:font-size-complex="10.5pt"/>
    </style:style>
    <style:style style:name="T552" style:parent-style-name="Hyperlink" style:family="text">
      <style:text-properties style:font-name="Montserrat" style:font-name-asian="Montserrat" style:font-name-complex="Montserrat" fo:font-size="10.5pt" style:font-size-asian="10.5pt" style:font-size-complex="10.5pt"/>
    </style:style>
    <style:style style:name="P553" style:parent-style-name="Normal" style:family="paragraph">
      <style:text-properties style:font-name="Aptos" style:font-name-asian="Aptos" style:font-name-complex="Aptos"/>
    </style:style>
    <style:style style:name="P554" style:parent-style-name="Normal" style:family="paragraph">
      <style:text-properties style:font-name="Aptos" style:font-name-asian="Aptos" style:font-name-complex="Aptos"/>
    </style:style>
    <style:style style:name="P555" style:parent-style-name="Heading3" style:family="paragraph">
      <style:paragraph-properties fo:margin-top="0.1951in" fo:margin-bottom="0.1951in"/>
    </style:style>
    <style:style style:name="T5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57" style:parent-style-name="Normal" style:family="paragraph">
      <style:paragraph-properties fo:margin-top="0.1666in" fo:margin-bottom="0.1666in"/>
    </style:style>
    <style:style style:name="T558" style:parent-style-name="DefaultParagraphFont" style:family="text">
      <style:text-properties style:font-name="Aptos" style:font-name-asian="Aptos" style:font-name-complex="Aptos"/>
    </style:style>
    <style:style style:name="P559" style:parent-style-name="Heading4" style:family="paragraph">
      <style:paragraph-properties fo:margin-top="0.2215in" fo:margin-bottom="0.2215in"/>
    </style:style>
    <style:style style:name="T5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61" style:parent-style-name="ListParagraph" style:list-style-name="LFO1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2" style:parent-style-name="ListParagraph" style:list-style-name="LFO1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3" style:parent-style-name="Heading4" style:family="paragraph">
      <style:paragraph-properties fo:margin-top="0.2215in" fo:margin-bottom="0.2215in"/>
    </style:style>
    <style:style style:name="T56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65" style:parent-style-name="ListParagraph" style:list-style-name="LFO10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6" style:parent-style-name="ListParagraph" style:list-style-name="LFO10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7" style:parent-style-name="Heading4" style:family="paragraph">
      <style:paragraph-properties fo:margin-top="0.2215in" fo:margin-bottom="0.2215in"/>
    </style:style>
    <style:style style:name="T5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69" style:parent-style-name="ListParagraph" style:list-style-name="LFO9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0" style:parent-style-name="ListParagraph" style:list-style-name="LFO9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1" style:parent-style-name="Heading4" style:family="paragraph">
      <style:paragraph-properties fo:margin-top="0.2215in" fo:margin-bottom="0.2215in"/>
    </style:style>
    <style:style style:name="T57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73" style:parent-style-name="ListParagraph" style:list-style-name="LFO8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4" style:parent-style-name="ListParagraph" style:list-style-name="LFO8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5" style:parent-style-name="Heading4" style:family="paragraph">
      <style:paragraph-properties fo:margin-top="0.2215in" fo:margin-bottom="0.2215in"/>
    </style:style>
    <style:style style:name="T57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77" style:parent-style-name="ListParagraph" style:list-style-name="LFO7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8" style:parent-style-name="ListParagraph" style:list-style-name="LFO7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9" style:parent-style-name="Heading3" style:family="paragraph">
      <style:paragraph-properties fo:margin-top="0.1951in" fo:margin-bottom="0.1951in"/>
    </style:style>
    <style:style style:name="T5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81" style:parent-style-name="Normal" style:family="paragraph">
      <style:paragraph-properties fo:margin-top="0.1666in" fo:margin-bottom="0.1666in"/>
    </style:style>
    <style:style style:name="T582" style:parent-style-name="DefaultParagraphFont" style:family="text">
      <style:text-properties style:font-name="Aptos" style:font-name-asian="Aptos" style:font-name-complex="Aptos"/>
    </style:style>
    <style:style style:name="P583" style:parent-style-name="Heading4" style:family="paragraph">
      <style:paragraph-properties fo:margin-top="0.2215in" fo:margin-bottom="0.2215in"/>
    </style:style>
    <style:style style:name="T58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85" style:parent-style-name="ListParagraph" style:list-style-name="LFO6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86" style:parent-style-name="ListParagraph" style:list-style-name="LFO6" style:family="paragraph">
      <style:paragraph-properties fo:margin-top="0.1666in" fo:margin-bottom="0.1666in"/>
    </style:style>
    <style:style style:name="T587" style:parent-style-name="DefaultParagraphFont" style:family="text">
      <style:text-properties style:font-name="Aptos" style:font-name-asian="Aptos" style:font-name-complex="Aptos"/>
    </style:style>
    <style:style style:name="T58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89" style:parent-style-name="DefaultParagraphFont" style:family="text">
      <style:text-properties style:font-name="Aptos" style:font-name-asian="Aptos" style:font-name-complex="Aptos"/>
    </style:style>
    <style:style style:name="P590" style:parent-style-name="ListParagraph" style:list-style-name="LFO6" style:family="paragraph">
      <style:paragraph-properties fo:margin-top="0.1666in" fo:margin-bottom="0.1666in"/>
    </style:style>
    <style:style style:name="T591" style:parent-style-name="DefaultParagraphFont" style:family="text">
      <style:text-properties style:font-name="Aptos" style:font-name-asian="Aptos" style:font-name-complex="Aptos"/>
    </style:style>
    <style:style style:name="T59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93" style:parent-style-name="DefaultParagraphFont" style:family="text">
      <style:text-properties style:font-name="Aptos" style:font-name-asian="Aptos" style:font-name-complex="Aptos"/>
    </style:style>
    <style:style style:name="T59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95" style:parent-style-name="DefaultParagraphFont" style:family="text">
      <style:text-properties style:font-name="Aptos" style:font-name-asian="Aptos" style:font-name-complex="Aptos"/>
    </style:style>
    <style:style style:name="P596" style:parent-style-name="Heading4" style:family="paragraph">
      <style:paragraph-properties fo:margin-top="0.2215in" fo:margin-bottom="0.2215in"/>
    </style:style>
    <style:style style:name="T59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98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99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00" style:parent-style-name="Heading4" style:family="paragraph">
      <style:paragraph-properties fo:margin-top="0.2215in" fo:margin-bottom="0.2215in"/>
    </style:style>
    <style:style style:name="T60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02" style:parent-style-name="ListParagraph" style:list-style-name="LFO4" style:family="paragraph">
      <style:paragraph-properties fo:margin-top="0.1666in" fo:margin-bottom="0.1666in"/>
    </style:style>
    <style:style style:name="T603" style:parent-style-name="DefaultParagraphFont" style:family="text">
      <style:text-properties style:font-name="Aptos" style:font-name-asian="Aptos" style:font-name-complex="Aptos"/>
    </style:style>
    <style:style style:name="T6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05" style:parent-style-name="DefaultParagraphFont" style:family="text">
      <style:text-properties style:font-name="Aptos" style:font-name-asian="Aptos" style:font-name-complex="Aptos"/>
    </style:style>
    <style:style style:name="P606" style:parent-style-name="ListParagraph" style:list-style-name="LFO4" style:family="paragraph">
      <style:paragraph-properties fo:margin-top="0.1666in" fo:margin-bottom="0.1666in"/>
    </style:style>
    <style:style style:name="T607" style:parent-style-name="DefaultParagraphFont" style:family="text">
      <style:text-properties style:font-name="Aptos" style:font-name-asian="Aptos" style:font-name-complex="Aptos"/>
    </style:style>
    <style:style style:name="T60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09" style:parent-style-name="DefaultParagraphFont" style:family="text">
      <style:text-properties style:font-name="Aptos" style:font-name-asian="Aptos" style:font-name-complex="Aptos"/>
    </style:style>
    <style:style style:name="T6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11" style:parent-style-name="DefaultParagraphFont" style:family="text">
      <style:text-properties style:font-name="Aptos" style:font-name-asian="Aptos" style:font-name-complex="Aptos"/>
    </style:style>
    <style:style style:name="P612" style:parent-style-name="Heading4" style:family="paragraph">
      <style:paragraph-properties fo:margin-top="0.2215in" fo:margin-bottom="0.2215in"/>
    </style:style>
    <style:style style:name="T6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14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5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6" style:parent-style-name="Heading4" style:family="paragraph">
      <style:paragraph-properties fo:margin-top="0.2215in" fo:margin-bottom="0.2215in"/>
    </style:style>
    <style:style style:name="T61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18" style:parent-style-name="ListParagraph" style:list-style-name="LFO2" style:family="paragraph">
      <style:paragraph-properties fo:margin-top="0.1666in" fo:margin-bottom="0.1666in"/>
    </style:style>
    <style:style style:name="T619" style:parent-style-name="DefaultParagraphFont" style:family="text">
      <style:text-properties style:font-name="Aptos" style:font-name-asian="Aptos" style:font-name-complex="Aptos"/>
    </style:style>
    <style:style style:name="T6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1" style:parent-style-name="DefaultParagraphFont" style:family="text">
      <style:text-properties style:font-name="Aptos" style:font-name-asian="Aptos" style:font-name-complex="Aptos"/>
    </style:style>
    <style:style style:name="T62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3" style:parent-style-name="DefaultParagraphFont" style:family="text">
      <style:text-properties style:font-name="Aptos" style:font-name-asian="Aptos" style:font-name-complex="Aptos"/>
    </style:style>
    <style:style style:name="P624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25" style:parent-style-name="Heading3" style:family="paragraph">
      <style:paragraph-properties fo:margin-top="0.1951in" fo:margin-bottom="0.1951in"/>
    </style:style>
    <style:style style:name="T6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27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28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29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30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1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32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3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34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5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36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7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38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9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40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1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42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3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44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5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46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7" style:parent-style-name="Normal" style:family="paragraph">
      <style:text-properties style:font-name="Aptos" style:font-name-asian="Aptos" style:font-name-complex="Aptos"/>
    </style:style>
    <style:style style:name="P648" style:parent-style-name="Normal" style:family="paragraph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Fitflex: Your Personal Fitness Companion</text:h>
      <text:p text:style-name="Normal"/>
      <text:p text:style-name="Normal">Introduction:</text:p>
      <text:p text:style-name="Normal"><text:s text:c="7"/>Fitflex your personal fitness companion is designed to help people stay active, healthy, and<text:s/>motivated in their fitness journey. It acts like a smart companion that tracks workouts, monitors daily, and suggests personalised exercise plans based on your<text:s/>goals-whether it’s weightloss, muscle gain, or <text:s/>overall wellness.</text:p>
      <text:p text:style-name="Normal"/>
      <text:h text:style-name="Heading1" text:outline-level="1">Team Members and their role:</text:h>
      <text:p text:style-name="Normal"/>
      <text:p text:style-name="Normal">Suganthi K<text:s text:c="13"/>: Coding</text:p>
      <text:p text:style-name="Normal">Rajeshwari<text:s/>P<text:s text:c="8"/>:Documentation<text:s/></text:p>
      <text:p text:style-name="Normal">Sharmila M<text:s text:c="11"/>:Demo video</text:p>
      <text:p text:style-name="Normal">Sathya M <text:s text:c="14"/>:Coding</text:p>
      <text:p text:style-name="Normal"/>
      <text:p text:style-name="Normal"/>
      <text:p text:style-name="P2"><text:s/><text:span text:style-name="T3">Project Overview: FitFlex – Your Personal Fitness Companion</text:span></text:p>
      <text:h text:style-name="P4" text:outline-level="2"><text:span text:style-name="T5"><text:s/>Purpose</text:span></text:h>
      <text:p text:style-name="P6"><text:span text:style-name="T7">The purpose of<text:s/></text:span><text:span text:style-name="T8">FitFlex</text:span><text:span text:style-name="T9"><text:s/>is to provide users with a comprehensive, AI-driven fitness application that acts as a<text:s/></text:span><text:span text:style-name="T10">personal fitness coach, nutritionist, and wellness tracker</text:span><text:span text:style-name="T11"><text:s/>all in one. The app aims to simplify and personalize the journey towards better health by offering intelligent fitness recommendations, real-time tracking, and motivation tools tailored to individual goals, lifestyles, and fitness levels.</text:span></text:p>
      <text:p text:style-name="P12"><text:span text:style-name="T13">FitFlex addresses the common challenges users face in maintaining a healthy routine, such as:</text:span></text:p>
      <text:list text:style-name="LFO30" text:continue-numbering="true">
        <text:list-item>
          <text:p text:style-name="P14">Lack of personalized guidance</text:p>
        </text:list-item>
        <text:list-item>
          <text:p text:style-name="P15">Inconsistent motivation</text:p>
        </text:list-item>
        <text:list-item>
          <text:p text:style-name="P16">Fragmented health data</text:p>
        </text:list-item>
        <text:list-item>
          <text:p text:style-name="P17">Difficulty in tracking progress</text:p>
        </text:list-item>
      </text:list>
      <text:p text:style-name="P18"><text:span text:style-name="T19">By integrating workout plans, nutrition tracking, and smart analytics, FitFlex empowers users to take control of their health in an easy, informed, and engaging way.</text:span></text:p>
      <text:p text:style-name="Normal"/>
      <text:h text:style-name="P20" text:outline-level="2"><text:span text:style-name="T21"><text:s/>Key Features</text:span></text:h>
      <text:h text:style-name="P22" text:outline-level="3"><text:span text:style-name="T23">1. Personalized Workout Plans</text:span></text:h>
      <text:list text:style-name="LFO29" text:continue-numbering="true">
        <text:list-item>
          <text:p text:style-name="P24">AI-curated workout routines based on user preferences, fitness level, and goals.</text:p>
        </text:list-item>
        <text:list-item>
          <text:p text:style-name="P25">Support for various workout types: strength training, cardio, HIIT, yoga, etc.</text:p>
        </text:list-item>
      </text:list>
      <text:h text:style-name="P26" text:outline-level="3"><text:span text:style-name="T27">2. Nutrition &amp; Meal Tracking</text:span></text:h>
      <text:list text:style-name="LFO28" text:continue-numbering="true">
        <text:list-item>
          <text:p text:style-name="P28">Easy logging of meals via barcode scanning or manual entry.</text:p>
        </text:list-item>
        <text:list-item>
          <text:p text:style-name="P29">Macro and micronutrient analysis for balanced diet planning.</text:p>
        </text:list-item>
        <text:list-item>
          <text:p text:style-name="P30">Meal suggestions based on dietary goals and restrictions.</text:p>
        </text:list-item>
      </text:list>
      <text:h text:style-name="P31" text:outline-level="3"><text:span text:style-name="T32">3. Real-time Health &amp; Activity Tracking</text:span></text:h>
      <text:list text:style-name="LFO27" text:continue-numbering="true">
        <text:list-item>
          <text:p text:style-name="P33">Sync with fitness wearables (Fitbit, Apple Watch, Garmin, etc.).</text:p>
        </text:list-item>
        <text:list-item>
          <text:p text:style-name="P34">Track steps, calories burned, heart rate, and sleep patterns.</text:p>
        </text:list-item>
      </text:list>
      <text:h text:style-name="P35" text:outline-level="3"><text:span text:style-name="T36">4. Goal Setting &amp; Progress Monitoring</text:span></text:h>
      <text:list text:style-name="LFO26" text:continue-numbering="true">
        <text:list-item>
          <text:p text:style-name="P37">Set short-term and long-term health goals (e.g., weight loss, muscle gain).</text:p>
        </text:list-item>
        <text:list-item>
          <text:p text:style-name="P38">Visual progress dashboards with charts and historical data.</text:p>
        </text:list-item>
      </text:list>
      <text:h text:style-name="P39" text:outline-level="3"><text:span text:style-name="T40">5. Motivation &amp; Reminders</text:span></text:h>
      <text:list text:style-name="LFO25" text:continue-numbering="true">
        <text:list-item>
          <text:p text:style-name="P41">Daily motivational quotes, reminders for hydration, workouts, and meals.</text:p>
        </text:list-item>
        <text:list-item>
          <text:p text:style-name="P42">Streak tracking and achievement badges to encourage consistency.</text:p>
        </text:list-item>
      </text:list>
      <text:h text:style-name="P43" text:outline-level="3"><text:span text:style-name="T44">6. Community &amp; Challenges</text:span></text:h>
      <text:list text:style-name="LFO24" text:continue-numbering="true">
        <text:list-item>
          <text:p text:style-name="P45">Participate in global fitness challenges.</text:p>
        </text:list-item>
        <text:list-item>
          <text:p text:style-name="P46">Join forums and groups to share progress and stay inspired.</text:p>
        </text:list-item>
      </text:list>
      <text:h text:style-name="P47" text:outline-level="3"><text:span text:style-name="T48">7. Voice &amp; Assistant Integration</text:span></text:h>
      <text:list text:style-name="LFO23" text:continue-numbering="true">
        <text:list-item>
          <text:p text:style-name="P49">Voice-enabled commands to log activities or check progress.</text:p>
        </text:list-item>
        <text:list-item>
          <text:p text:style-name="P50">Integrates with Google Assistant and Siri.</text:p>
        </text:list-item>
      </text:list>
      <text:h text:style-name="P51" text:outline-level="3"><text:span text:style-name="T52">8. Data Privacy &amp; Security</text:span></text:h>
      <text:list text:style-name="LFO22" text:continue-numbering="true">
        <text:list-item>
          <text:p text:style-name="P53">Encrypted user data and secure authentication.</text:p>
        </text:list-item>
        <text:list-item>
          <text:p text:style-name="P54">GDPR and HIPAA compliant.</text:p>
        </text:list-item>
      </text:list>
      <text:p text:style-name="Normal"/>
      <text:p text:style-name="P55"><text:s/><text:span text:style-name="T56">1. Compound Architecture Overview</text:span></text:p>
      <text:p text:style-name="P57"><text:span text:style-name="T58">Compound architecture involves breaking the application into independent, reusable, and maintainable components, which interact cohesively. For<text:s/></text:span><text:span text:style-name="T59">FitFlex</text:span><text:span text:style-name="T60">, we structure the system with:</text:span></text:p>
      <text:p text:style-name="Normal"/>
      <text:h text:style-name="P61" text:outline-level="3"><text:span text:style-name="T62">1 Layered Compound Architecture</text:span></text:h>
      <text:h text:style-name="P63" text:outline-level="4"><text:span text:style-name="T64">A. Presentation Layer (UI Layer)</text:span></text:h>
      <text:list text:style-name="LFO21" text:continue-numbering="true">
        <text:list-item>
          <text:p text:style-name="P65"><text:span text:style-name="T66">Pages/Views</text:span><text:span text:style-name="T67">: Home, Workouts, Progress, Nutrition, Settings</text:span></text:p>
        </text:list-item>
        <text:list-item>
          <text:p text:style-name="P68"><text:span text:style-name="T69">Widgets/Components</text:span><text:span text:style-name="T70">: Header, WorkoutCard, ProgressChart, MealPlanner, UserProfile</text:span></text:p>
        </text:list-item>
        <text:list-item>
          <text:p text:style-name="P71"><text:span text:style-name="T72">Theme/Styling</text:span><text:span text:style-name="T73">: Global design system with theme context</text:span></text:p>
        </text:list-item>
      </text:list>
      <text:h text:style-name="P74" text:outline-level="4"><text:span text:style-name="T75">B. Application Layer (State + Routing)</text:span></text:h>
      <text:list text:style-name="LFO20" text:continue-numbering="true">
        <text:list-item>
          <text:p text:style-name="P76"><text:span text:style-name="T77">State Management</text:span><text:span text:style-name="T78">: Global and local state handling (e.g., Redux, Riverpod, Provider, Zustand, etc.)</text:span></text:p>
        </text:list-item>
        <text:list-item>
          <text:p text:style-name="P79"><text:span text:style-name="T80">Routing</text:span><text:span text:style-name="T81">: Declarative and dynamic routing based on user flow</text:span></text:p>
        </text:list-item>
        <text:list-item>
          <text:p text:style-name="P82"><text:span text:style-name="T83">Middleware</text:span><text:span text:style-name="T84">: Logging, auth checks, API error handling</text:span></text:p>
        </text:list-item>
      </text:list>
      <text:h text:style-name="P85" text:outline-level="4"><text:span text:style-name="T86">C. Domain Layer (Business Logic)</text:span></text:h>
      <text:list text:style-name="LFO19" text:continue-numbering="true">
        <text:list-item>
          <text:p text:style-name="P87"><text:span text:style-name="T88">Services</text:span><text:span text:style-name="T89">: WorkoutService, AuthService, MealService</text:span></text:p>
        </text:list-item>
        <text:list-item>
          <text:p text:style-name="P90"><text:span text:style-name="T91">Use Cases</text:span><text:span text:style-name="T92">: TrackWorkout, CalculateCalories, GenerateWorkoutPlan</text:span></text:p>
        </text:list-item>
        <text:list-item>
          <text:p text:style-name="P93"><text:span text:style-name="T94">Validation</text:span><text:span text:style-name="T95">: Input validation and domain constraints</text:span></text:p>
        </text:list-item>
      </text:list>
      <text:h text:style-name="P96" text:outline-level="4"><text:span text:style-name="T97">D. Data Layer (Persistence + APIs)</text:span></text:h>
      <text:list text:style-name="LFO18" text:continue-numbering="true">
        <text:list-item>
          <text:p text:style-name="P98"><text:span text:style-name="T99">Repositories</text:span><text:span text:style-name="T100">: Abstract access to local and remote data</text:span></text:p>
        </text:list-item>
        <text:list-item>
          <text:p text:style-name="P101"><text:span text:style-name="T102">API Clients</text:span><text:span text:style-name="T103">: REST/GraphQL clients for external services</text:span></text:p>
        </text:list-item>
        <text:list-item>
          <text:p text:style-name="P104"><text:span text:style-name="T105">Database</text:span><text:span text:style-name="T106">: Local storage (SQLite/Room/SharedPreferences or Firebase)</text:span></text:p>
        </text:list-item>
      </text:list>
      <text:p text:style-name="Normal"/>
      <text:h text:style-name="P107" text:outline-level="2"><text:span text:style-name="T108"><text:s/>2. State Management Strategy</text:span></text:h>
      <text:p text:style-name="P109"><text:span text:style-name="T110">Choose based on the platform:</text:span></text:p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Platform</text:span></text:p>
          </table:table-cell>
          <table:table-cell table:style-name="TableCell118">
            <text:p text:style-name="P119"><text:span text:style-name="T120">State Tool</text:span></text:p>
          </table:table-cell>
        </table:table-row>
        <table:table-row table:style-name="TableRow121">
          <table:table-cell table:style-name="TableCell122">
            <text:p text:style-name="P123"><text:span text:style-name="T124">React</text:span></text:p>
          </table:table-cell>
          <table:table-cell table:style-name="TableCell125">
            <text:p text:style-name="P126">Redux Toolkit + RTK Query or Zustand</text:p>
          </table:table-cell>
        </table:table-row>
        <table:table-row table:style-name="TableRow127">
          <table:table-cell table:style-name="TableCell128">
            <text:p text:style-name="P129"><text:span text:style-name="T130">Flutter</text:span></text:p>
          </table:table-cell>
          <table:table-cell table:style-name="TableCell131">
            <text:p text:style-name="P132">Riverpod or Bloc</text:p>
          </table:table-cell>
        </table:table-row>
        <table:table-row table:style-name="TableRow133">
          <table:table-cell table:style-name="TableCell134">
            <text:p text:style-name="P135"><text:span text:style-name="T136">Vue</text:span></text:p>
          </table:table-cell>
          <table:table-cell table:style-name="TableCell137">
            <text:p text:style-name="P138">Pinia or Vuex</text:p>
          </table:table-cell>
        </table:table-row>
      </table:table>
      <text:p text:style-name="Normal"/>
      <text:h text:style-name="P139" text:outline-level="3"><text:span text:style-name="T140">State Breakdown (FitFlex)</text:span></text:h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Feature</text:span></text:p>
          </table:table-cell>
          <table:table-cell table:style-name="TableCell149">
            <text:p text:style-name="P150"><text:span text:style-name="T151">Local State</text:span></text:p>
          </table:table-cell>
          <table:table-cell table:style-name="TableCell152">
            <text:p text:style-name="P153"><text:span text:style-name="T154">Global State</text:span></text:p>
          </table:table-cell>
        </table:table-row>
        <table:table-row table:style-name="TableRow155">
          <table:table-cell table:style-name="TableCell156">
            <text:p text:style-name="P157">Auth</text:p>
          </table:table-cell>
          <table:table-cell table:style-name="TableCell158">
            <text:p text:style-name="P159">❌</text:p>
          </table:table-cell>
          <table:table-cell table:style-name="TableCell160">
            <text:p text:style-name="P161">✅</text:p>
          </table:table-cell>
        </table:table-row>
        <table:table-row table:style-name="TableRow162">
          <table:table-cell table:style-name="TableCell163">
            <text:p text:style-name="P164">Workout Tracking</text:p>
          </table:table-cell>
          <table:table-cell table:style-name="TableCell165">
            <text:p text:style-name="P166">✅</text:p>
          </table:table-cell>
          <table:table-cell table:style-name="TableCell167">
            <text:p text:style-name="P168">✅ (progress tracking)</text:p>
          </table:table-cell>
        </table:table-row>
        <table:table-row table:style-name="TableRow169">
          <table:table-cell table:style-name="TableCell170">
            <text:p text:style-name="P171">Meal Plans</text:p>
          </table:table-cell>
          <table:table-cell table:style-name="TableCell172">
            <text:p text:style-name="P173">✅</text:p>
          </table:table-cell>
          <table:table-cell table:style-name="TableCell174">
            <text:p text:style-name="P175">✅</text:p>
          </table:table-cell>
        </table:table-row>
        <table:table-row table:style-name="TableRow176">
          <table:table-cell table:style-name="TableCell177">
            <text:p text:style-name="P178">UI Theme</text:p>
          </table:table-cell>
          <table:table-cell table:style-name="TableCell179">
            <text:p text:style-name="P180">❌</text:p>
          </table:table-cell>
          <table:table-cell table:style-name="TableCell181">
            <text:p text:style-name="P182">✅</text:p>
          </table:table-cell>
        </table:table-row>
        <table:table-row table:style-name="TableRow183">
          <table:table-cell table:style-name="TableCell184">
            <text:p text:style-name="P185">Notifications</text:p>
          </table:table-cell>
          <table:table-cell table:style-name="TableCell186">
            <text:p text:style-name="P187">✅</text:p>
          </table:table-cell>
          <table:table-cell table:style-name="TableCell188">
            <text:p text:style-name="P189">❌</text:p>
          </table:table-cell>
        </table:table-row>
        <table:table-row table:style-name="TableRow190">
          <table:table-cell table:style-name="TableCell191">
            <text:p text:style-name="P192">App Settings</text:p>
          </table:table-cell>
          <table:table-cell table:style-name="TableCell193">
            <text:p text:style-name="P194">✅</text:p>
          </table:table-cell>
          <table:table-cell table:style-name="TableCell195">
            <text:p text:style-name="P196">✅</text:p>
          </table:table-cell>
        </table:table-row>
      </table:table>
      <text:p text:style-name="Normal"/>
      <text:h text:style-name="P197" text:outline-level="3"><text:span text:style-name="T198"><text:s/>Example Global State Shape</text:span></text:h>
      <text:p text:style-name="P199"><text:span text:style-name="T200">{</text:span><text:line-break/><text:span text:style-name="T201"><text:s text:c="2"/>user: {</text:span><text:line-break/><text:span text:style-name="T202"><text:s text:c="4"/>id: "u123",</text:span><text:line-break/><text:span text:style-name="T203"><text:s text:c="4"/>name: "Alex",</text:span><text:line-break/><text:span text:style-name="T204"><text:s text:c="4"/>preferences: { theme: "dark", notifications: true }</text:span><text:line-break/><text:span text:style-name="T205"><text:s text:c="2"/>},</text:span><text:line-break/><text:span text:style-name="T206"><text:s text:c="2"/>workouts: {</text:span><text:line-break/><text:span text:style-name="T207"><text:s text:c="4"/>today: [/* workout sessions */],</text:span><text:line-break/><text:span text:style-name="T208"><text:s text:c="4"/>history: [/* logs */]</text:span><text:line-break/><text:span text:style-name="T209"><text:s text:c="2"/>},</text:span><text:line-break/><text:span text:style-name="T210"><text:s text:c="2"/>nutrition: {</text:span><text:line-break/><text:span text:style-name="T211"><text:s text:c="4"/>mealPlans: [/* meals */],</text:span><text:line-break/><text:span text:style-name="T212"><text:s text:c="4"/>caloriesToday: 1400</text:span><text:line-break/><text:span text:style-name="T213"><text:s text:c="2"/>},</text:span><text:line-break/><text:span text:style-name="T214"><text:s text:c="2"/>progress: {</text:span><text:line-break/><text:span text:style-name="T215"><text:s text:c="4"/>weekly: [/* metrics */],</text:span><text:line-break/><text:span text:style-name="T216"><text:s text:c="4"/>goals: {</text:span><text:line-break/><text:span text:style-name="T217"><text:s text:c="6"/>weight: 75,</text:span><text:line-break/><text:span text:style-name="T218"><text:s text:c="6"/>strength: "intermediate"</text:span><text:line-break/><text:span text:style-name="T219"><text:s text:c="4"/>}</text:span><text:line-break/><text:span text:style-name="T220"><text:s text:c="2"/>}</text:span><text:line-break/><text:span text:style-name="T221">}</text:span><text:line-break/></text:p>
      <text:p text:style-name="Normal"/>
      <text:h text:style-name="P222" text:outline-level="2"><text:span text:style-name="T223"><text:s/>3. Routing Architecture</text:span></text:h>
      <text:p text:style-name="P224"><text:span text:style-name="T225">A modular and nested routing system is essential for scalability.</text:span></text:p>
      <text:h text:style-name="P226" text:outline-level="3"><text:span text:style-name="T227">Route Structure (React Router / Flutter GoRouter style)</text:span></text:h>
      <text:p text:style-name="P228"><text:span text:style-name="T229">/</text:span><text:line-break/><text:span text:style-name="T230">├── auth/</text:span><text:line-break/><text:span text:style-name="T231">│ <text:s text:c="2"/>├── login</text:span><text:line-break/><text:span text:style-name="T232">│ <text:s text:c="2"/>└── register</text:span><text:line-break/><text:span text:style-name="T233">├── dashboard/</text:span><text:line-break/><text:span text:style-name="T234">│ <text:s text:c="2"/>├── home</text:span><text:line-break/><text:span text:style-name="T235">│ <text:s text:c="2"/>├── workouts/</text:span><text:line-break/><text:span text:style-name="T236">│ <text:s text:c="2"/>│ <text:s text:c="2"/>├── today</text:span><text:line-break/><text:span text:style-name="T237">│ <text:s text:c="2"/>│ <text:s text:c="2"/>├── history</text:span><text:line-break/><text:span text:style-name="T238">│ <text:s text:c="2"/>│ <text:s text:c="2"/>└── plan/:id</text:span><text:line-break/><text:span text:style-name="T239">│ <text:s text:c="2"/>├── nutrition/</text:span><text:line-break/><text:span text:style-name="T240">│ <text:s text:c="2"/>│ <text:s text:c="2"/>├── meals</text:span><text:line-break/><text:span text:style-name="T241">│ <text:s text:c="2"/>│ <text:s text:c="2"/>└── calorie-tracker</text:span><text:line-break/><text:span text:style-name="T242">│ <text:s text:c="2"/>├── progress</text:span><text:line-break/><text:span text:style-name="T243">│ <text:s text:c="2"/>└── settings</text:span><text:line-break/></text:p>
      <text:list text:style-name="LFO17" text:continue-numbering="true">
        <text:list-item>
          <text:p text:style-name="P244"><text:span text:style-name="T245">Protected Routes</text:span><text:span text:style-name="T246"><text:s/>for<text:s/></text:span><text:span text:style-name="T247">dashboard/*</text:span></text:p>
        </text:list-item>
        <text:list-item>
          <text:p text:style-name="P248"><text:span text:style-name="T249">Lazy loading</text:span><text:span text:style-name="T250"><text:s/>modules if using code splitting (e.g.,<text:s/></text:span><text:span text:style-name="T251">React.lazy</text:span><text:span text:style-name="T252">, Flutter’s<text:s/></text:span><text:span text:style-name="T253">deferred loading</text:span><text:span text:style-name="T254">)</text:span></text:p>
        </text:list-item>
        <text:list-item>
          <text:p text:style-name="P255"><text:span text:style-name="T256">Dynamic Params</text:span><text:span text:style-name="T257"><text:s/>for workout plan details or user preferences</text:span></text:p>
        </text:list-item>
      </text:list>
      <text:p text:style-name="Normal"/>
      <text:h text:style-name="P258" text:outline-level="2"><text:span text:style-name="T259"><text:s/>4. Component Structure (Compound Components)</text:span></text:h>
      <text:p text:style-name="P260"><text:span text:style-name="T261">Follow<text:s/></text:span><text:span text:style-name="T262">compound component pattern</text:span><text:span text:style-name="T263"><text:s/>for complex UI parts:</text:span></text:p>
      <text:h text:style-name="P264" text:outline-level="3"><text:span text:style-name="T265"><text:s/>Example:<text:s/></text:span><text:span text:style-name="T266">&lt;WorkoutTracker&gt;</text:span></text:h>
      <text:p text:style-name="P267"><text:span text:style-name="T268">&lt;WorkoutTracker&gt;</text:span><text:line-break/><text:span text:style-name="T269"><text:s text:c="2"/>&lt;WorkoutTracker.Header date={today} /&gt;</text:span><text:line-break/><text:span text:style-name="T270"><text:s text:c="2"/>&lt;WorkoutTracker.List&gt;</text:span><text:line-break/><text:span text:style-name="T271"><text:s text:c="4"/>&lt;WorkoutTracker.Item name="Push-ups" reps={20} /&gt;</text:span><text:line-break/><text:span text:style-name="T272"><text:s text:c="4"/>&lt;WorkoutTracker.Item name="Plank" duration="60s" /&gt;</text:span><text:line-break/><text:span text:style-name="T273"><text:s text:c="2"/>&lt;/WorkoutTracker.List&gt;</text:span><text:line-break/><text:span text:style-name="T274"><text:s text:c="2"/>&lt;WorkoutTracker.Summary totalTime="45 min" /&gt;</text:span><text:line-break/><text:span text:style-name="T275">&lt;/WorkoutTracker&gt;</text:span><text:line-break/></text:p>
      <text:p text:style-name="P276"><text:span text:style-name="T277">This provides flexibility and readability.</text:span></text:p>
      <text:p text:style-name="Normal"/>
      <text:h text:style-name="P278" text:outline-level="2"><text:span text:style-name="T279"><text:s/>5. Module-Based Folder Structure</text:span></text:h>
      <text:h text:style-name="P280" text:outline-level="3"><text:span text:style-name="T281">Suggested Folder Structure:</text:span></text:h>
      <text:p text:style-name="P282"><text:span text:style-name="T283">src/</text:span><text:line-break/><text:span text:style-name="T284">├── assets/</text:span><text:line-break/><text:span text:style-name="T285">├── components/</text:span><text:line-break/><text:span text:style-name="T286">│ <text:s text:c="2"/>├── common/</text:span><text:line-break/><text:span text:style-name="T287">│ <text:s text:c="2"/>├── workout/</text:span><text:line-break/><text:span text:style-name="T288">│ <text:s text:c="2"/>├── nutrition/</text:span><text:line-break/><text:span text:style-name="T289">├── features/</text:span><text:line-break/><text:span text:style-name="T290">│ <text:s text:c="2"/>├── auth/</text:span><text:line-break/><text:span text:style-name="T291">│ <text:s text:c="2"/>├── workouts/</text:span><text:line-break/><text:span text:style-name="T292">│ <text:s text:c="2"/>├── nutrition/</text:span><text:line-break/><text:span text:style-name="T293">│ <text:s text:c="2"/>├── progress/</text:span><text:line-break/><text:span text:style-name="T294">│ <text:s text:c="2"/>└── settings/</text:span><text:line-break/><text:span text:style-name="T295">├── services/</text:span><text:line-break/><text:span text:style-name="T296">│ <text:s text:c="2"/>├── api/</text:span><text:line-break/><text:span text:style-name="T297">│ <text:s text:c="2"/>├── localStorage/</text:span><text:line-break/><text:span text:style-name="T298">│ <text:s text:c="2"/>└── authService.js</text:span><text:line-break/><text:span text:style-name="T299">├── state/</text:span><text:line-break/><text:span text:style-name="T300">│ <text:s text:c="2"/>├── store.js</text:span><text:line-break/><text:span text:style-name="T301">│ <text:s text:c="2"/>├── slices/</text:span><text:line-break/><text:span text:style-name="T302">│ <text:s text:c="2"/>└── hooks/</text:span><text:line-break/><text:span text:style-name="T303">├── routes/</text:span><text:line-break/><text:span text:style-name="T304">│ <text:s text:c="2"/>└── AppRoutes.jsx</text:span><text:line-break/><text:span text:style-name="T305">├── utils/</text:span><text:line-break/><text:span text:style-name="T306">├── App.js</text:span><text:line-break/><text:span text:style-name="T307">└── main.jsx</text:span><text:line-break/></text:p>
      <text:p text:style-name="Normal"/>
      <text:h text:style-name="P308" text:outline-level="2"><text:span text:style-name="T309"><text:s/>6. Optional Enhancements</text:span></text:h>
      <text:list text:style-name="LFO16" text:continue-numbering="true">
        <text:list-item>
          <text:p text:style-name="P310"><text:span text:style-name="T311">Authentication</text:span><text:span text:style-name="T312">: OAuth2 / Firebase Auth</text:span></text:p>
        </text:list-item>
        <text:list-item>
          <text:p text:style-name="P313"><text:span text:style-name="T314">Push Notifications</text:span><text:span text:style-name="T315">: For workout reminders</text:span></text:p>
        </text:list-item>
        <text:list-item>
          <text:p text:style-name="P316"><text:span text:style-name="T317">Offline Mode</text:span><text:span text:style-name="T318">: Local storage syncing</text:span></text:p>
        </text:list-item>
        <text:list-item>
          <text:p text:style-name="P319"><text:span text:style-name="T320">Analytics</text:span><text:span text:style-name="T321">: Usage tracking, goal progress insights</text:span></text:p>
        </text:list-item>
        <text:list-item>
          <text:p text:style-name="P322"><text:span text:style-name="T323">AI</text:span><text:span text:style-name="T324">: Smart recommendations for workouts and meals</text:span></text:p>
        </text:list-item>
      </text:list>
      <text:h text:style-name="P325" text:outline-level="2"><text:span text:style-name="T326">Prerequisites</text:span></text:h>
      <text:p text:style-name="P327"><text:span text:style-name="T328">Before you begin, ensure you have the following installed on your system:</text:span></text:p>
      <text:h text:style-name="P329" text:outline-level="3"><text:span text:style-name="T330"><text:s/>Software Requirements:</text:span></text:h>
      <text:list text:style-name="LFO15" text:continue-numbering="true">
        <text:list-item>
          <text:p text:style-name="P331">Python 3.8+</text:p>
        </text:list-item>
        <text:list-item>
          <text:p text:style-name="P332">Node.js v14+ and npm</text:p>
        </text:list-item>
        <text:list-item>
          <text:p text:style-name="P333"><text:span text:style-name="T334">MongoDB</text:span><text:span text:style-name="T335"><text:s/>or<text:s/></text:span><text:span text:style-name="T336">Firebase</text:span><text:span text:style-name="T337"><text:s/>(for database)</text:span></text:p>
        </text:list-item>
        <text:list-item>
          <text:p text:style-name="P338">Git</text:p>
        </text:list-item>
      </text:list>
      <text:h text:style-name="P339" text:outline-level="3"><text:span text:style-name="T340">️ Python Dependencies:</text:span></text:h>
      <text:list text:style-name="LFO14" text:continue-numbering="true">
        <text:list-item>
          <text:p text:style-name="P341">Flask or Django (depending on backend framework)</text:p>
        </text:list-item>
        <text:list-item>
          <text:p text:style-name="P342">Pandas</text:p>
        </text:list-item>
        <text:list-item>
          <text:p text:style-name="P343">NumPy</text:p>
        </text:list-item>
        <text:list-item>
          <text:p text:style-name="P344">TensorFlow or PyTorch (for fitness recommendation AI)</text:p>
        </text:list-item>
        <text:list-item>
          <text:p text:style-name="P345">OpenCV (for pose detection, optional)</text:p>
        </text:list-item>
        <text:list-item>
          <text:p text:style-name="P346">Requests</text:p>
        </text:list-item>
        <text:list-item>
          <text:p text:style-name="P347">python-dotenv</text:p>
        </text:list-item>
      </text:list>
      <text:h text:style-name="P348" text:outline-level="3"><text:span text:style-name="T349"><text:s/>Frontend Dependencies:</text:span></text:h>
      <text:list text:style-name="LFO13" text:continue-numbering="true">
        <text:list-item>
          <text:p text:style-name="P350">React.js or Vue.js (recommended)</text:p>
        </text:list-item>
        <text:list-item>
          <text:p text:style-name="P351">Axios (for API calls)</text:p>
        </text:list-item>
        <text:list-item>
          <text:p text:style-name="P352">Bootstrap or Tailwind CSS</text:p>
        </text:list-item>
      </text:list>
      <text:h text:style-name="P353" text:outline-level="3"><text:span text:style-name="T354">Optional (for Mobile App):</text:span></text:h>
      <text:list text:style-name="LFO12" text:continue-numbering="true">
        <text:list-item>
          <text:p text:style-name="P355">Flutter or React Native</text:p>
        </text:list-item>
        <text:list-item>
          <text:p text:style-name="P356">Android Studio / Xcode</text:p>
        </text:list-item>
      </text:list>
      <text:p text:style-name="Normal"/>
      <text:h text:style-name="P357" text:outline-level="2"><text:span text:style-name="T358"><text:s/>Installation Instructions</text:span></text:h>
      <text:h text:style-name="P359" text:outline-level="3"><text:span text:style-name="T360">1. Clone the Repository</text:span></text:h>
      <text:p text:style-name="P361"><text:span text:style-name="T362">git clone<text:s/></text:span><text:a xlink:href="https://github.com/yourusername/fitflex.git" office:target-frame-name="_top" xlink:show="replace"><text:span text:style-name="T363">https://github.com/yourusername/fitflex.git</text:span><text:line-break/></text:a><text:span text:style-name="T364">cd fitflex</text:span><text:line-break/></text:p>
      <text:p text:style-name="Normal"/>
      <text:h text:style-name="P365" text:outline-level="3"><text:span text:style-name="T366">2. ️ Backend Setup (Python)</text:span></text:h>
      <text:h text:style-name="P367" text:outline-level="4"><text:span text:style-name="T368">a. Create Virtual Environment</text:span></text:h>
      <text:p text:style-name="P369"><text:span text:style-name="T370">python -m venv venv</text:span><text:line-break/><text:span text:style-name="T371">source venv/bin/activate <text:s/># On Windows: venv\Scripts\activate</text:span><text:line-break/></text:p>
      <text:h text:style-name="P372" text:outline-level="4"><text:span text:style-name="T373">b. Install Dependencies</text:span></text:h>
      <text:p text:style-name="P374"><text:span text:style-name="T375">pip install -r requirements.txt</text:span><text:line-break/></text:p>
      <text:h text:style-name="P376" text:outline-level="4"><text:span text:style-name="T377">c. Set Up Environment Variables</text:span></text:h>
      <text:p text:style-name="P378"><text:span text:style-name="T379">Create a<text:s/></text:span><text:span text:style-name="T380">.env</text:span><text:span text:style-name="T381"><text:s/>file in the root folder with the following:</text:span></text:p>
      <text:p text:style-name="P382"><text:span text:style-name="T383">FLASK_APP=app.py</text:span><text:line-break/><text:span text:style-name="T384">FLASK_ENV=development</text:span><text:line-break/><text:span text:style-name="T385">SECRET_KEY=your_secret_key</text:span><text:line-break/><text:span text:style-name="T386">DB_URI=your_database_uri</text:span><text:line-break/></text:p>
      <text:h text:style-name="P387" text:outline-level="4"><text:span text:style-name="T388">d. Run the Server</text:span></text:h>
      <text:p text:style-name="P389"><text:span text:style-name="T390">flask run</text:span><text:line-break/></text:p>
      <text:p text:style-name="P391"><text:span text:style-name="T392">Or, if using Django:</text:span></text:p>
      <text:p text:style-name="P393"><text:span text:style-name="T394">python manage.py runserver</text:span><text:line-break/></text:p>
      <text:p text:style-name="Normal"/>
      <text:h text:style-name="P395" text:outline-level="3"><text:span text:style-name="T396">3. <text:s/>Frontend Setup (React Example)</text:span></text:h>
      <text:h text:style-name="P397" text:outline-level="4"><text:span text:style-name="T398">a. Navigate to Frontend Directory</text:span></text:h>
      <text:p text:style-name="P399"><text:span text:style-name="T400">cd client</text:span><text:line-break/></text:p>
      <text:h text:style-name="P401" text:outline-level="4"><text:span text:style-name="T402">b. Install Node Modules</text:span></text:h>
      <text:p text:style-name="P403"><text:span text:style-name="T404">npm install</text:span><text:line-break/></text:p>
      <text:h text:style-name="P405" text:outline-level="4"><text:span text:style-name="T406">c. Start Frontend</text:span></text:h>
      <text:p text:style-name="P407"><text:span text:style-name="T408">npm start</text:span><text:line-break/></text:p>
      <text:h text:style-name="P409" text:outline-level="2"><text:span text:style-name="T410">InventoryContext.js (React)</text:span></text:h>
      <text:p text:style-name="P411"><text:span text:style-name="T412">import React, { createContext, useContext, useReducer } from "react";</text:span><text:line-break/><text:line-break/><text:span text:style-name="T413">// <text:s/>Create Context</text:span><text:line-break/><text:span text:style-name="T414">const InventoryContext = createContext();</text:span><text:line-break/><text:line-break/><text:span text:style-name="T415">// <text:s/>Initial State</text:span><text:line-break/><text:span text:style-name="T416">const initialState = {</text:span><text:line-break/><text:span text:style-name="T417"><text:s text:c="2"/>items: [], <text:s text:c="6"/>// [{ id, name, type, quantity }]</text:span><text:line-break/><text:span text:style-name="T418"><text:s text:c="2"/>loading: false,</text:span><text:line-break/><text:span text:style-name="T419"><text:s text:c="2"/>error: null,</text:span><text:line-break/><text:span text:style-name="T420">};</text:span><text:line-break/><text:line-break/><text:span text:style-name="T421">// <text:s/>Reducer</text:span><text:line-break/><text:span text:style-name="T422">const inventoryReducer = (state, action) =&gt; {</text:span><text:line-break/><text:span text:style-name="T423"><text:s text:c="2"/>switch (action.type) {</text:span><text:line-break/><text:span text:style-name="T424"><text:s text:c="4"/>case "SET_ITEMS":</text:span><text:line-break/><text:span text:style-name="T425"><text:s text:c="6"/>return { ...state, items: action.payload, loading: false };</text:span><text:line-break/><text:span text:style-name="T426"><text:s text:c="4"/>case "ADD_ITEM":</text:span><text:line-break/><text:span text:style-name="T427"><text:s text:c="6"/>return { ...state, items: [...state.items, action.payload] };</text:span><text:line-break/><text:span text:style-name="T428"><text:s text:c="4"/>case "UPDATE_ITEM":</text:span><text:line-break/><text:span text:style-name="T429"><text:s text:c="6"/>return {</text:span><text:line-break/><text:span text:style-name="T430"><text:s text:c="8"/>...state,</text:span><text:line-break/><text:span text:style-name="T431"><text:s text:c="8"/>items: state.items.map((item) =&gt;</text:span><text:line-break/><text:span text:style-name="T432"><text:s text:c="10"/>item.id === action.payload.id ? action.payload : item</text:span><text:line-break/><text:span text:style-name="T433"><text:s text:c="8"/>),</text:span><text:line-break/><text:span text:style-name="T434"><text:s text:c="6"/>};</text:span><text:line-break/><text:span text:style-name="T435"><text:s text:c="4"/>case "REMOVE_ITEM":</text:span><text:line-break/><text:span text:style-name="T436"><text:s text:c="6"/>return {</text:span><text:line-break/><text:span text:style-name="T437"><text:s text:c="8"/>...state,</text:span><text:line-break/><text:span text:style-name="T438"><text:s text:c="8"/>items: state.items.filter((item) =&gt; item.id !== action.payload),</text:span><text:line-break/><text:span text:style-name="T439"><text:s text:c="6"/>};</text:span><text:line-break/><text:span text:style-name="T440"><text:s text:c="4"/>case "SET_LOADING":</text:span><text:line-break/><text:span text:style-name="T441"><text:s text:c="6"/>return { ...state, loading: true };</text:span><text:line-break/><text:span text:style-name="T442"><text:s text:c="4"/>case "SET_ERROR":</text:span><text:line-break/><text:span text:style-name="T443"><text:s text:c="6"/>return { ...state, error: action.payload, loading: false };</text:span><text:line-break/><text:span text:style-name="T444"><text:s text:c="4"/>default:</text:span><text:line-break/><text:span text:style-name="T445"><text:s text:c="6"/>return state;</text:span><text:line-break/><text:span text:style-name="T446"><text:s text:c="2"/>}</text:span><text:line-break/><text:span text:style-name="T447">};</text:span><text:line-break/><text:line-break/><text:span text:style-name="T448">// Provider Component</text:span><text:line-break/><text:span text:style-name="T449">export const InventoryProvider = ({ children }) =&gt; {</text:span><text:line-break/><text:span text:style-name="T450"><text:s text:c="2"/>const [state, dispatch] = useReducer(inventoryReducer, initialState);</text:span><text:line-break/><text:line-break/><text:span text:style-name="T451"><text:s text:c="2"/>// Example actions</text:span><text:line-break/><text:span text:style-name="T452"><text:s text:c="2"/>const setItems = (items) =&gt; dispatch({ type: "SET_ITEMS", payload: items });</text:span><text:line-break/><text:span text:style-name="T453"><text:s text:c="2"/>const addItem = (item) =&gt; dispatch({ type: "ADD_ITEM", payload: item });</text:span><text:line-break/><text:span text:style-name="T454"><text:s text:c="2"/>const updateItem = (item) =&gt; dispatch({ type: "UPDATE_ITEM", payload: item });</text:span><text:line-break/><text:span text:style-name="T455"><text:s text:c="2"/>const removeItem = (id) =&gt; dispatch({ type: "REMOVE_ITEM", payload: id });</text:span><text:line-break/><text:span text:style-name="T456"><text:s text:c="2"/>const setError = (error) =&gt; dispatch({ type: "SET_ERROR", payload: error });</text:span><text:line-break/><text:line-break/><text:span text:style-name="T457"><text:s text:c="2"/>return (</text:span><text:line-break/><text:span text:style-name="T458"><text:s text:c="4"/>&lt;InventoryContext.Provider</text:span><text:line-break/><text:span text:style-name="T459"><text:s text:c="6"/>value={{ ...state, setItems, addItem, updateItem, removeItem, setError }}</text:span><text:line-break/><text:span text:style-name="T460"><text:s text:c="4"/>&gt;</text:span><text:line-break/><text:span text:style-name="T461"><text:s text:c="6"/>{children}</text:span><text:line-break/><text:span text:style-name="T462"><text:s text:c="4"/>&lt;/InventoryContext.Provider&gt;</text:span><text:line-break/><text:span text:style-name="T463"><text:s text:c="2"/>);</text:span><text:line-break/><text:span text:style-name="T464">};</text:span><text:line-break/><text:line-break/><text:span text:style-name="T465">// Custom Hook</text:span><text:line-break/><text:span text:style-name="T466">export const useInventory = () =&gt; useContext(InventoryContext);</text:span><text:line-break/></text:p>
      <text:p text:style-name="Normal">Integrating context in app.js</text:p>
      <text:p text:style-name="P467"><text:span text:style-name="T468">// client/src/app.js</text:span></text:p>
      <text:p text:style-name="P469"><text:span text:style-name="T470"><text:s/></text:span></text:p>
      <text:p text:style-name="P471"><text:span text:style-name="T472">import React from "react";</text:span></text:p>
      <text:p text:style-name="P473"><text:span text:style-name="T474">import { BrowserRouter as Router, Routes, Route } from "react-router-dom";</text:span></text:p>
      <text:p text:style-name="P475"><text:span text:style-name="T476"><text:s/></text:span></text:p>
      <text:p text:style-name="P477"><text:span text:style-name="T478">// Context Providers</text:span></text:p>
      <text:p text:style-name="P479"><text:span text:style-name="T480">import { AuthProvider } from "./utilities/AuthContext";</text:span></text:p>
      <text:p text:style-name="P481"><text:span text:style-name="T482">import { FitnessProvider } from "./utilities/FitnessContext";</text:span></text:p>
      <text:p text:style-name="P483"><text:span text:style-name="T484"><text:s/></text:span></text:p>
      <text:p text:style-name="P485"><text:span text:style-name="T486">// Pages</text:span></text:p>
      <text:p text:style-name="P487"><text:span text:style-name="T488">import Home from "./pages/Home";</text:span></text:p>
      <text:p text:style-name="P489"><text:span text:style-name="T490">import Dashboard from "./pages/Dashboard";</text:span></text:p>
      <text:p text:style-name="P491"><text:span text:style-name="T492">import Login from "./pages/Login";</text:span></text:p>
      <text:p text:style-name="P493"><text:span text:style-name="T494">import Register from "./pages/Register";</text:span></text:p>
      <text:p text:style-name="P495"><text:span text:style-name="T496">import NotFound from "./pages/NotFound";</text:span></text:p>
      <text:p text:style-name="P497"><text:span text:style-name="T498"><text:s/></text:span></text:p>
      <text:p text:style-name="P499"><text:span text:style-name="T500">// Components</text:span></text:p>
      <text:p text:style-name="P501"><text:span text:style-name="T502">import Navbar from "./components/Navbar";</text:span></text:p>
      <text:p text:style-name="P503"><text:span text:style-name="T504">import Footer from "./components/Footer";</text:span></text:p>
      <text:p text:style-name="P505"><text:span text:style-name="T506"><text:s/></text:span></text:p>
      <text:p text:style-name="P507"><text:span text:style-name="T508">function App() {</text:span></text:p>
      <text:p text:style-name="P509"><text:span text:style-name="T510"><text:s text:c="2"/>return (</text:span></text:p>
      <text:p text:style-name="P511"><text:span text:style-name="T512"><text:s text:c="4"/>&lt;AuthProvider&gt;</text:span></text:p>
      <text:p text:style-name="P513"><text:span text:style-name="T514"><text:s text:c="6"/>&lt;FitnessProvider&gt;</text:span></text:p>
      <text:p text:style-name="P515"><text:span text:style-name="T516"><text:s text:c="8"/>&lt;Router&gt;</text:span></text:p>
      <text:p text:style-name="P517"><text:span text:style-name="T518"><text:s text:c="10"/>&lt;Navbar /&gt;</text:span></text:p>
      <text:p text:style-name="P519"><text:span text:style-name="T520"><text:s text:c="10"/>&lt;Routes&gt;</text:span></text:p>
      <text:p text:style-name="P521"><text:span text:style-name="T522"><text:s text:c="12"/>&lt;Route path="/" element={&lt;Home /&gt;} /&gt;</text:span></text:p>
      <text:p text:style-name="P523"><text:span text:style-name="T524"><text:s text:c="12"/>&lt;Route path="/dashboard" element={&lt;Dashboard /&gt;} /&gt;</text:span></text:p>
      <text:p text:style-name="P525"><text:span text:style-name="T526"><text:s text:c="12"/>&lt;Route path="/login" element={&lt;Login /&gt;} /&gt;</text:span></text:p>
      <text:p text:style-name="P527"><text:span text:style-name="T528"><text:s text:c="12"/>&lt;Route path="/register" element={&lt;Register /&gt;} /&gt;</text:span></text:p>
      <text:p text:style-name="P529"><text:span text:style-name="T530"><text:s text:c="12"/>&lt;Route path="*" element={&lt;NotFound /&gt;} /&gt;</text:span></text:p>
      <text:p text:style-name="P531"><text:span text:style-name="T532"><text:s text:c="10"/>&lt;/Routes&gt;</text:span></text:p>
      <text:p text:style-name="P533"><text:span text:style-name="T534"><text:s text:c="10"/>&lt;Footer /&gt;</text:span></text:p>
      <text:p text:style-name="P535"><text:span text:style-name="T536"><text:s text:c="8"/>&lt;/Router&gt;</text:span></text:p>
      <text:p text:style-name="P537"><text:span text:style-name="T538"><text:s text:c="6"/>&lt;/FitnessProvider&gt;</text:span></text:p>
      <text:p text:style-name="P539"><text:span text:style-name="T540"><text:s text:c="4"/>&lt;/AuthProvider&gt;</text:span></text:p>
      <text:p text:style-name="P541"><text:span text:style-name="T542"><text:s text:c="2"/>);</text:span></text:p>
      <text:p text:style-name="P543"><text:span text:style-name="T544">}</text:span></text:p>
      <text:p text:style-name="P545"><text:span text:style-name="T546"><text:s/></text:span></text:p>
      <text:p text:style-name="Normal"><text:span text:style-name="T547">export default App;</text:span></text:p>
      <text:p text:style-name="P548">Screenshot or Demo:</text:p>
      <text:p text:style-name="P549"/>
      <text:p text:style-name="P550"><text:span text:style-name="T551">Demo link:<text:s/></text:span><text:a xlink:href="https://drive.google.com/file/d/1xbzVoqxeJRnvsh0FWv5D16EOANfwZ8U8/view?usp=sharing" office:target-frame-name="_top" xlink:show="replace"><text:span text:style-name="T552">https://drive.google.com/file/d/1xbzVoqxeJRnvsh0FWv5D16EOANfwZ8U8/view?usp=sharing</text:span></text:a></text:p>
      <text:p text:style-name="P553"/>
      <text:p text:style-name="P554">Testing &amp; Deployment</text:p>
      <text:h text:style-name="P555" text:outline-level="3"><text:span text:style-name="T556">1. Testing</text:span></text:h>
      <text:p text:style-name="P557"><text:span text:style-name="T558">To ensure the application is reliable, user-friendly, and bug-free, multiple testing strategies are applied:</text:span></text:p>
      <text:h text:style-name="P559" text:outline-level="4"><text:span text:style-name="T560">a) Unit Testing</text:span></text:h>
      <text:list text:style-name="LFO11" text:continue-numbering="true">
        <text:list-item>
          <text:p text:style-name="P561">Focuses on individual components like workout tracking, diet logging, and progress visualization.</text:p>
        </text:list-item>
        <text:list-item>
          <text:p text:style-name="P562">Example: Checking if a new workout entry gets correctly added to the database.</text:p>
        </text:list-item>
      </text:list>
      <text:h text:style-name="P563" text:outline-level="4"><text:span text:style-name="T564">b) Integration Testing</text:span></text:h>
      <text:list text:style-name="LFO10" text:continue-numbering="true">
        <text:list-item>
          <text:p text:style-name="P565">Ensures different modules (like fitness tracking, nutrition logging, and reminders) work together smoothly.</text:p>
        </text:list-item>
        <text:list-item>
          <text:p text:style-name="P566">Example: Verifying that logging a workout updates the progress graph automatically.</text:p>
        </text:list-item>
      </text:list>
      <text:h text:style-name="P567" text:outline-level="4"><text:span text:style-name="T568">c) System Testing</text:span></text:h>
      <text:list text:style-name="LFO9" text:continue-numbering="true">
        <text:list-item>
          <text:p text:style-name="P569">Tests the complete application to ensure it meets the requirements.</text:p>
        </text:list-item>
        <text:list-item>
          <text:p text:style-name="P570">Example: Checking the end-to-end flow — user registration → selecting workout plan → tracking → saving progress.</text:p>
        </text:list-item>
      </text:list>
      <text:h text:style-name="P571" text:outline-level="4"><text:span text:style-name="T572">d) User Acceptance Testing (UAT)</text:span></text:h>
      <text:list text:style-name="LFO8" text:continue-numbering="true">
        <text:list-item>
          <text:p text:style-name="P573">Conducted with real users to ensure the app is easy to use, functional, and engaging.</text:p>
        </text:list-item>
        <text:list-item>
          <text:p text:style-name="P574">Feedback is collected for UI improvements, feature suggestions, and bug fixes.</text:p>
        </text:list-item>
      </text:list>
      <text:h text:style-name="P575" text:outline-level="4"><text:span text:style-name="T576">e) Performance Testing</text:span></text:h>
      <text:list text:style-name="LFO7" text:continue-numbering="true">
        <text:list-item>
          <text:p text:style-name="P577">Ensures the app runs smoothly without lag.</text:p>
        </text:list-item>
        <text:list-item>
          <text:p text:style-name="P578">Stress testing is done with multiple users logging workouts at the same time.</text:p>
        </text:list-item>
      </text:list>
      <text:p text:style-name="Normal"/>
      <text:h text:style-name="P579" text:outline-level="3"><text:span text:style-name="T580">2. Deployment</text:span></text:h>
      <text:p text:style-name="P581"><text:span text:style-name="T582">The deployment process ensures that FitFlex is delivered efficiently to users:</text:span></text:p>
      <text:h text:style-name="P583" text:outline-level="4"><text:span text:style-name="T584">a) Development Environment</text:span></text:h>
      <text:list text:style-name="LFO6" text:continue-numbering="true">
        <text:list-item>
          <text:p text:style-name="P585">Code is written and tested locally.</text:p>
        </text:list-item>
        <text:list-item>
          <text:p text:style-name="P586"><text:span text:style-name="T587">Version control using<text:s/></text:span><text:span text:style-name="T588">Git &amp; GitHub</text:span><text:span text:style-name="T589">.</text:span></text:p>
        </text:list-item>
        <text:list-item>
          <text:p text:style-name="P590"><text:span text:style-name="T591">Continuous Integration (CI) pipelines using<text:s/></text:span><text:span text:style-name="T592">GitHub Actions</text:span><text:span text:style-name="T593"><text:s/>or<text:s/></text:span><text:span text:style-name="T594">Jenkins</text:span><text:span text:style-name="T595">.</text:span></text:p>
        </text:list-item>
      </text:list>
      <text:h text:style-name="P596" text:outline-level="4"><text:span text:style-name="T597">b) Staging Environment</text:span></text:h>
      <text:list text:style-name="LFO5" text:continue-numbering="true">
        <text:list-item>
          <text:p text:style-name="P598">A near-production environment for final testing.</text:p>
        </text:list-item>
        <text:list-item>
          <text:p text:style-name="P599">New updates are tested here before going live.</text:p>
        </text:list-item>
      </text:list>
      <text:h text:style-name="P600" text:outline-level="4"><text:span text:style-name="T601">c) Production Deployment</text:span></text:h>
      <text:list text:style-name="LFO4" text:continue-numbering="true">
        <text:list-item>
          <text:p text:style-name="P602"><text:span text:style-name="T603">The final version of FitFlex is hosted on cloud servers such as<text:s/></text:span><text:span text:style-name="T604">AWS / Firebase / Vercel</text:span><text:span text:style-name="T605">.</text:span></text:p>
        </text:list-item>
        <text:list-item>
          <text:p text:style-name="P606"><text:span text:style-name="T607">Mobile app (if applicable) is deployed to<text:s/></text:span><text:span text:style-name="T608">Google Play Store</text:span><text:span text:style-name="T609"><text:s/>and<text:s/></text:span><text:span text:style-name="T610">Apple App Store</text:span><text:span text:style-name="T611">.</text:span></text:p>
        </text:list-item>
      </text:list>
      <text:h text:style-name="P612" text:outline-level="4"><text:span text:style-name="T613">d) Continuous Deployment</text:span></text:h>
      <text:list text:style-name="LFO3" text:continue-numbering="true">
        <text:list-item>
          <text:p text:style-name="P614">Automated pipelines push updates after passing all tests.</text:p>
        </text:list-item>
        <text:list-item>
          <text:p text:style-name="P615">Ensures users always have the latest features and bug fixes.</text:p>
        </text:list-item>
      </text:list>
      <text:h text:style-name="P616" text:outline-level="4"><text:span text:style-name="T617">e) Monitoring &amp; Maintenance</text:span></text:h>
      <text:list text:style-name="LFO2" text:continue-numbering="true">
        <text:list-item>
          <text:p text:style-name="P618"><text:span text:style-name="T619">Tools like<text:s/></text:span><text:span text:style-name="T620">Google Analytics</text:span><text:span text:style-name="T621"><text:s/>and<text:s/></text:span><text:span text:style-name="T622">Firebase Crashlytics</text:span><text:span text:style-name="T623"><text:s/>monitor app performance.</text:span></text:p>
        </text:list-item>
        <text:list-item>
          <text:p text:style-name="P624">Regular updates are released based on user feedback.</text:p>
        </text:list-item>
      </text:list>
      <text:h text:style-name="P625" text:outline-level="3"><text:span text:style-name="T626">Future Improvements</text:span></text:h>
      <text:list text:style-name="LFO1" text:continue-numbering="true">
        <text:list-item>
          <text:p text:style-name="P627">AI-Powered Personalized Plans</text:p>
          <text:list text:continue-numbering="true">
            <text:list-item>
              <text:p text:style-name="P628">Use machine learning to suggest customized workout and diet plans based on user progress, body type, and goals.</text:p>
            </text:list-item>
          </text:list>
        </text:list-item>
        <text:list-item>
          <text:p text:style-name="P629">Wearable Device Integration</text:p>
          <text:list text:continue-numbering="true">
            <text:list-item>
              <text:p text:style-name="P630">Sync with smartwatches and fitness bands to track heart rate, calories burned, and steps in real-time.</text:p>
            </text:list-item>
          </text:list>
        </text:list-item>
        <text:list-item>
          <text:p text:style-name="P631">Voice Assistance</text:p>
          <text:list text:continue-numbering="true">
            <text:list-item>
              <text:p text:style-name="P632">Add voice-based guidance during workouts, allowing hands-free interaction.</text:p>
            </text:list-item>
          </text:list>
        </text:list-item>
        <text:list-item>
          <text:p text:style-name="P633">AR/VR Workout Experience</text:p>
          <text:list text:continue-numbering="true">
            <text:list-item>
              <text:p text:style-name="P634">Introduce immersive workout sessions using augmented/virtual reality for gym-like experiences at home.</text:p>
            </text:list-item>
          </text:list>
        </text:list-item>
        <text:list-item>
          <text:p text:style-name="P635">Social &amp; Community Features</text:p>
          <text:list text:continue-numbering="true">
            <text:list-item>
              <text:p text:style-name="P636">Create a community platform where users can share achievements, challenge friends, and motivate each other.</text:p>
            </text:list-item>
          </text:list>
        </text:list-item>
        <text:list-item>
          <text:p text:style-name="P637">Gamification</text:p>
          <text:list text:continue-numbering="true">
            <text:list-item>
              <text:p text:style-name="P638">Reward users with badges, points, or fitness levels to keep them engaged and consistent.</text:p>
            </text:list-item>
          </text:list>
        </text:list-item>
        <text:list-item>
          <text:p text:style-name="P639">AI Chatbot Support</text:p>
          <text:list text:continue-numbering="true">
            <text:list-item>
              <text:p text:style-name="P640">Provide a chatbot that answers fitness, nutrition, and workout-related queries instantly.</text:p>
            </text:list-item>
          </text:list>
        </text:list-item>
        <text:list-item>
          <text:p text:style-name="P641">Nutrition &amp; Meal Tracking</text:p>
          <text:list text:continue-numbering="true">
            <text:list-item>
              <text:p text:style-name="P642">Suggest healthy meal plans and allow users to log daily food intake with calorie analysis.</text:p>
            </text:list-item>
          </text:list>
        </text:list-item>
        <text:list-item>
          <text:p text:style-name="P643">Multilingual Support</text:p>
          <text:list text:continue-numbering="true">
            <text:list-item>
              <text:p text:style-name="P644">Expand accessibility by supporting regional languages for a wider audience.</text:p>
            </text:list-item>
          </text:list>
        </text:list-item>
        <text:list-item>
          <text:p text:style-name="P645">Doctor &amp; Trainer Consultation</text:p>
          <text:list text:continue-numbering="true">
            <text:list-item>
              <text:p text:style-name="P646">Offer in-app video consultations with certified trainers, physiotherapists, or nutritionists.</text:p>
            </text:list-item>
          </text:list>
        </text:list-item>
      </text:list>
      <text:p text:style-name="P647"/>
      <text:p text:style-name="P6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ontserrat" svg:font-family="Montserrat" style:font-family-generic="system" style:font-pitch="variable" svg:panose-1="0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mpro compro</meta:initial-creator>
    <dc:creator>compro compro</dc:creator>
    <meta:creation-date>2025-09-18T17:13:00Z</meta:creation-date>
    <dc:date>2025-09-18T17:13:00Z</dc:date>
    <meta:template xlink:href="Normal.dotm" xlink:type="simple"/>
    <meta:editing-cycles>2</meta:editing-cycles>
    <meta:editing-duration>PT0S</meta:editing-duration>
    <meta:document-statistic meta:page-count="1" meta:paragraph-count="28" meta:word-count="2103" meta:character-count="14067" meta:row-count="99" meta:non-whitespace-character-count="11992"/>
  </office:meta>
</office:document-meta>
</file>